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9" style:family="table">
      <style:table-properties style:width="6.925in" fo:margin-left="0in" table:align="left"/>
    </style:style>
    <style:style style:name="Table9.A" style:family="table-column">
      <style:table-column-properties style:column-width="0.991in"/>
    </style:style>
    <style:style style:name="Table9.B" style:family="table-column">
      <style:table-column-properties style:column-width="0.241in"/>
    </style:style>
    <style:style style:name="Table9.C" style:family="table-column">
      <style:table-column-properties style:column-width="0.2417in"/>
    </style:style>
    <style:style style:name="Table9.D" style:family="table-column">
      <style:table-column-properties style:column-width="0.3535in"/>
    </style:style>
    <style:style style:name="Table9.E" style:family="table-column">
      <style:table-column-properties style:column-width="2.5458in"/>
    </style:style>
    <style:style style:name="Table9.F" style:family="table-column">
      <style:table-column-properties style:column-width="2.5521in"/>
    </style:style>
    <style:style style:name="Table9.A1" style:family="table-cell">
      <style:table-cell-properties fo:padding="0.0382in" fo:border="0.05pt solid #000000" style:writing-mode="lr-tb"/>
    </style:style>
    <style:style style:name="Table9.2" style:family="table-row">
      <style:table-row-properties style:min-row-height="0.2229in" style:use-optimal-row-height="false"/>
    </style:style>
    <style:style style:name="Table9.A2" style:family="table-cell">
      <style:table-cell-properties fo:padding="0.0382in" fo:border-left="0.05pt solid #000000" fo:border-right="none" fo:border-top="none" fo:border-bottom="0.05pt solid #000000" style:writing-mode="lr-tb"/>
    </style:style>
    <style:style style:name="Table9.F2" style:family="table-cell">
      <style:table-cell-properties fo:padding="0.0382in" fo:border-left="0.05pt solid #000000" fo:border-right="0.05pt solid #000000" fo:border-top="none" fo:border-bottom="0.05pt solid #000000" style:writing-mode="lr-tb"/>
    </style:style>
    <style:style style:name="Table9.C3"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5in" fo:margin-left="0in" table:align="left"/>
    </style:style>
    <style:style style:name="Table5.A" style:family="table-column">
      <style:table-column-properties style:column-width="0.991in"/>
    </style:style>
    <style:style style:name="Table5.B" style:family="table-column">
      <style:table-column-properties style:column-width="0.241in"/>
    </style:style>
    <style:style style:name="Table5.C" style:family="table-column">
      <style:table-column-properties style:column-width="0.2417in"/>
    </style:style>
    <style:style style:name="Table5.D" style:family="table-column">
      <style:table-column-properties style:column-width="0.3535in"/>
    </style:style>
    <style:style style:name="Table5.E" style:family="table-column">
      <style:table-column-properties style:column-width="2.5458in"/>
    </style:style>
    <style:style style:name="Table5.F" style:family="table-column">
      <style:table-column-properties style:column-width="2.5521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F2" style:family="table-cell">
      <style:table-cell-properties fo:padding="0.0382in" fo:border-left="0.05pt solid #000000" fo:border-right="0.05pt solid #000000" fo:border-top="none" fo:border-bottom="0.05pt solid #000000" style:writing-mode="lr-tb"/>
    </style:style>
    <style:style style:name="Table5.C4"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paragraph-properties fo:margin-top="0in" fo:margin-bottom="0in" loext:contextual-spacing="false" fo:line-height="100%"/>
      <style:text-properties style:font-name="Pericles" fo:font-size="8pt" officeooo:paragraph-rsid="000bbf1d" style:font-size-asian="8pt" style:font-size-complex="8pt"/>
    </style:style>
    <style:style style:name="P2"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0a45a8" officeooo:paragraph-rsid="000bbf1d" style:font-size-asian="8pt" style:font-size-complex="10pt"/>
    </style:style>
    <style:style style:name="P3"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105a2e" officeooo:paragraph-rsid="000bbf1d" style:font-size-asian="8pt" style:font-size-complex="10pt"/>
    </style:style>
    <style:style style:name="P4" style:family="paragraph" style:parent-style-name="Table_20_Contents">
      <style:text-properties style:font-name="Pericles" fo:font-size="10pt" fo:font-weight="bold" officeooo:rsid="00105a2e" officeooo:paragraph-rsid="000bbf1d" style:font-size-asian="10pt" style:font-weight-asian="bold" style:font-size-complex="12pt" style:font-weight-complex="bold"/>
    </style:style>
    <style:style style:name="P5" style:family="paragraph" style:parent-style-name="Table_20_Contents">
      <style:text-properties style:font-name="Pericles" fo:font-size="10pt" fo:font-weight="bold" officeooo:rsid="003a4ece" officeooo:paragraph-rsid="000bbf1d" style:font-size-asian="10pt" style:font-weight-asian="bold" style:font-size-complex="12pt" style:font-weight-complex="bold"/>
    </style:style>
    <style:style style:name="P6" style:family="paragraph" style:parent-style-name="Table_20_Contents">
      <style:text-properties style:font-name="Pericles" fo:font-size="10pt" fo:font-weight="bold" officeooo:rsid="00104bdc" officeooo:paragraph-rsid="00104bdc" style:font-size-asian="10pt" style:font-weight-asian="bold" style:font-size-complex="12pt" style:font-weight-complex="bold"/>
    </style:style>
    <style:style style:name="P7" style:family="paragraph" style:parent-style-name="Table_20_Contents">
      <style:text-properties style:font-name="Pericles" fo:font-size="10pt" fo:font-weight="bold" officeooo:rsid="0016a947" officeooo:paragraph-rsid="0016a947" style:font-size-asian="10pt" style:font-weight-asian="bold" style:font-size-complex="12pt" style:font-weight-complex="bold"/>
    </style:style>
    <style:style style:name="P8" style:family="paragraph" style:parent-style-name="Table_20_Contents">
      <style:text-properties style:font-name="Pericles" fo:font-size="8pt" fo:font-weight="bold" officeooo:rsid="0010403c" officeooo:paragraph-rsid="000bbf1d" style:font-size-asian="8pt" style:font-weight-asian="bold" style:font-size-complex="8pt" style:font-weight-complex="bold"/>
    </style:style>
    <style:style style:name="P9" style:family="paragraph" style:parent-style-name="Table_20_Contents">
      <style:text-properties style:font-name="Pericles" fo:font-size="8pt" fo:font-weight="bold" officeooo:rsid="0010403c" officeooo:paragraph-rsid="00104bdc" style:font-size-asian="8pt" style:font-weight-asian="bold" style:font-size-complex="8pt" style:font-weight-complex="bold"/>
    </style:style>
    <style:style style:name="P10" style:family="paragraph" style:parent-style-name="Table_20_Contents">
      <style:text-properties style:font-name="Pericles" fo:font-size="8pt" fo:font-weight="bold" officeooo:rsid="0010403c" officeooo:paragraph-rsid="0016a947" style:font-size-asian="8pt" style:font-weight-asian="bold" style:font-size-complex="8pt" style:font-weight-complex="bold"/>
    </style:style>
    <style:style style:name="P11" style:family="paragraph" style:parent-style-name="Table_20_Contents">
      <style:text-properties style:font-name="Pericles" fo:font-size="8pt" fo:font-weight="bold" officeooo:rsid="0009d684" officeooo:paragraph-rsid="000bbf1d" style:font-size-asian="8pt" style:font-weight-asian="bold" style:font-size-complex="8pt" style:font-weight-complex="bold"/>
    </style:style>
    <style:style style:name="P12" style:family="paragraph" style:parent-style-name="Table_20_Contents">
      <style:text-properties style:font-name="Pericles" fo:font-size="8pt" fo:font-weight="bold" officeooo:rsid="0009d684" officeooo:paragraph-rsid="00104bdc" style:font-size-asian="8pt" style:font-weight-asian="bold" style:font-size-complex="8pt" style:font-weight-complex="bold"/>
    </style:style>
    <style:style style:name="P13" style:family="paragraph" style:parent-style-name="Table_20_Contents">
      <style:text-properties style:font-name="Pericles" fo:font-size="8pt" fo:font-weight="bold" officeooo:rsid="0009d684" officeooo:paragraph-rsid="0016a947" style:font-size-asian="8pt" style:font-weight-asian="bold" style:font-size-complex="8pt" style:font-weight-complex="bold"/>
    </style:style>
    <style:style style:name="P14" style:family="paragraph" style:parent-style-name="Table_20_Contents">
      <style:text-properties style:font-name="Pericles" fo:font-size="8pt" fo:font-weight="bold" officeooo:paragraph-rsid="000bbf1d" style:font-size-asian="8pt" style:font-weight-asian="bold" style:font-size-complex="8pt" style:font-weight-complex="bold"/>
    </style:style>
    <style:style style:name="P15" style:family="paragraph" style:parent-style-name="Table_20_Contents">
      <style:text-properties style:font-name="Pericles" fo:font-size="8pt" fo:font-weight="bold" officeooo:paragraph-rsid="00104bdc" style:font-size-asian="8pt" style:font-weight-asian="bold" style:font-size-complex="8pt" style:font-weight-complex="bold"/>
    </style:style>
    <style:style style:name="P16" style:family="paragraph" style:parent-style-name="Table_20_Contents">
      <style:text-properties style:font-name="Pericles" fo:font-size="8pt" fo:font-weight="bold" officeooo:paragraph-rsid="0016a947" style:font-size-asian="8pt" style:font-weight-asian="bold" style:font-size-complex="8pt" style:font-weight-complex="bold"/>
    </style:style>
    <style:style style:name="P17" style:family="paragraph" style:parent-style-name="Table_20_Contents">
      <style:text-properties style:font-name="Pericles" fo:font-size="8pt" fo:font-weight="bold" officeooo:rsid="001a4d7f" officeooo:paragraph-rsid="001a4d7f" style:font-size-asian="8pt" style:font-weight-asian="bold" style:font-size-complex="8pt" style:font-weight-complex="bold"/>
    </style:style>
    <style:style style:name="P18" style:family="paragraph" style:parent-style-name="Table_20_Contents">
      <style:text-properties style:font-name="Pericles" fo:font-size="8pt" officeooo:rsid="000a45a8" officeooo:paragraph-rsid="000bbf1d" style:font-size-asian="8pt" style:font-size-complex="8pt"/>
    </style:style>
    <style:style style:name="P19" style:family="paragraph" style:parent-style-name="Table_20_Contents">
      <style:text-properties style:font-name="Pericles" fo:font-size="8pt" officeooo:rsid="000a45a8" officeooo:paragraph-rsid="0016a947" style:font-size-asian="8pt" style:font-size-complex="8pt"/>
    </style:style>
    <style:style style:name="P20" style:family="paragraph" style:parent-style-name="Table_20_Contents">
      <style:text-properties style:font-name="Pericles" fo:font-size="8pt" officeooo:rsid="0009d684" officeooo:paragraph-rsid="000bbf1d" style:font-size-asian="8pt" style:font-size-complex="8pt"/>
    </style:style>
    <style:style style:name="P21" style:family="paragraph" style:parent-style-name="Table_20_Contents">
      <style:text-properties style:font-name="Pericles" fo:font-size="8pt" officeooo:rsid="000b37a7" officeooo:paragraph-rsid="000bbf1d" style:font-size-asian="8pt" style:font-size-complex="8pt"/>
    </style:style>
    <style:style style:name="P22" style:family="paragraph" style:parent-style-name="Table_20_Contents">
      <style:text-properties style:font-name="Pericles" fo:font-size="8pt" officeooo:rsid="000ddd85" officeooo:paragraph-rsid="000bbf1d" style:font-size-asian="8pt" style:font-size-complex="8pt"/>
    </style:style>
    <style:style style:name="P23" style:family="paragraph" style:parent-style-name="Table_20_Contents">
      <style:text-properties style:font-name="Pericles" fo:font-size="8pt" officeooo:rsid="00126528" officeooo:paragraph-rsid="000bbf1d" style:font-size-asian="8pt" style:font-size-complex="8pt"/>
    </style:style>
    <style:style style:name="P24" style:family="paragraph" style:parent-style-name="Table_20_Contents">
      <style:text-properties style:font-name="Pericles" fo:font-size="8pt" officeooo:rsid="00105a2e" officeooo:paragraph-rsid="000bbf1d" style:font-size-asian="8pt" style:font-size-complex="8pt"/>
    </style:style>
    <style:style style:name="P25" style:family="paragraph" style:parent-style-name="Table_20_Contents">
      <style:text-properties style:font-name="Pericles" fo:font-size="8pt" officeooo:rsid="001303ce" officeooo:paragraph-rsid="000bbf1d" style:font-size-asian="8pt" style:font-size-complex="8pt"/>
    </style:style>
    <style:style style:name="P26" style:family="paragraph" style:parent-style-name="Table_20_Contents">
      <style:text-properties style:font-name="Pericles" fo:font-size="8pt" officeooo:rsid="003b23a1" officeooo:paragraph-rsid="000bbf1d" style:font-size-asian="8pt" style:font-size-complex="8pt"/>
    </style:style>
    <style:style style:name="P27" style:family="paragraph" style:parent-style-name="Table_20_Contents">
      <style:text-properties style:font-name="Pericles" fo:font-size="8pt" officeooo:rsid="003b23a1" officeooo:paragraph-rsid="00104bdc" style:font-size-asian="8pt" style:font-size-complex="8pt"/>
    </style:style>
    <style:style style:name="P28" style:family="paragraph" style:parent-style-name="Table_20_Contents">
      <style:text-properties style:font-name="Pericles" fo:font-size="8pt" officeooo:rsid="003d5c91" officeooo:paragraph-rsid="000bbf1d" style:font-size-asian="8pt" style:font-size-complex="8pt"/>
    </style:style>
    <style:style style:name="P29" style:family="paragraph" style:parent-style-name="Table_20_Contents">
      <style:text-properties style:font-name="Pericles" fo:font-size="8pt" officeooo:rsid="003a4ece" officeooo:paragraph-rsid="000bbf1d" style:font-size-asian="8pt" style:font-size-complex="8pt"/>
    </style:style>
    <style:style style:name="P30" style:family="paragraph" style:parent-style-name="Table_20_Contents">
      <style:text-properties style:font-name="Pericles" fo:font-size="8pt" officeooo:paragraph-rsid="000bbf1d" style:font-size-asian="8pt" style:font-size-complex="8pt"/>
    </style:style>
    <style:style style:name="P31" style:family="paragraph" style:parent-style-name="Table_20_Contents">
      <style:text-properties style:font-name="Pericles" fo:font-size="8pt" officeooo:rsid="00104bdc" officeooo:paragraph-rsid="00104bdc" style:font-size-asian="8pt" style:font-size-complex="8pt"/>
    </style:style>
    <style:style style:name="P32" style:family="paragraph" style:parent-style-name="Table_20_Contents">
      <style:text-properties style:font-name="Pericles" fo:font-size="8pt" officeooo:rsid="00105f1a" officeooo:paragraph-rsid="00105f1a" style:font-size-asian="8pt" style:font-size-complex="8pt"/>
    </style:style>
    <style:style style:name="P33" style:family="paragraph" style:parent-style-name="Table_20_Contents">
      <style:text-properties style:font-name="Pericles" fo:font-size="8pt" officeooo:rsid="00125234" officeooo:paragraph-rsid="00125234" style:font-size-asian="8pt" style:font-size-complex="8pt"/>
    </style:style>
    <style:style style:name="P34" style:family="paragraph" style:parent-style-name="Table_20_Contents">
      <style:text-properties style:font-name="Pericles" fo:font-size="8pt" officeooo:rsid="0013d828" officeooo:paragraph-rsid="0013d828" style:font-size-asian="8pt" style:font-size-complex="8pt"/>
    </style:style>
    <style:style style:name="P35" style:family="paragraph" style:parent-style-name="Table_20_Contents">
      <style:text-properties style:font-name="Pericles" fo:font-size="8pt" officeooo:rsid="0016a947" officeooo:paragraph-rsid="0016a947" style:font-size-asian="8pt" style:font-size-complex="8pt"/>
    </style:style>
    <style:style style:name="P36" style:family="paragraph" style:parent-style-name="Table_20_Contents">
      <style:text-properties style:font-name="Pericles" fo:font-size="8pt" officeooo:rsid="0018305a" officeooo:paragraph-rsid="0018305a" style:font-size-asian="8pt" style:font-size-complex="8pt"/>
    </style:style>
    <style:style style:name="P37" style:family="paragraph" style:parent-style-name="Table_20_Contents">
      <style:text-properties style:font-name="Pericles" fo:font-size="8pt" officeooo:rsid="0019e2d1" officeooo:paragraph-rsid="0019e2d1" style:font-size-asian="8pt" style:font-size-complex="8pt"/>
    </style:style>
    <style:style style:name="P38" style:family="paragraph" style:parent-style-name="Table_20_Contents">
      <style:text-properties style:font-name="Pericles" fo:font-size="8pt" officeooo:rsid="001a4d7f" officeooo:paragraph-rsid="001a4d7f" style:font-size-asian="8pt" style:font-size-complex="8pt"/>
    </style:style>
    <style:style style:name="P39" style:family="paragraph" style:parent-style-name="Table_20_Contents">
      <style:text-properties style:font-name="Pericles" fo:font-size="8pt" officeooo:rsid="001ab314" officeooo:paragraph-rsid="001ab314" style:font-size-asian="8pt" style:font-size-complex="8pt"/>
    </style:style>
    <style:style style:name="P40" style:family="paragraph" style:parent-style-name="Table_20_Contents">
      <style:text-properties style:font-name="Pericles" fo:font-size="8pt" officeooo:rsid="001ccf08" officeooo:paragraph-rsid="001ccf08" style:font-size-asian="8pt" style:font-size-complex="8pt"/>
    </style:style>
    <style:style style:name="P41" style:family="paragraph" style:parent-style-name="Table_20_Contents">
      <style:text-properties style:font-name="Pericles" fo:font-size="8pt" officeooo:rsid="001f1a1f" officeooo:paragraph-rsid="001f1a1f" style:font-size-asian="8pt" style:font-size-complex="8pt"/>
    </style:style>
    <style:style style:name="P42" style:family="paragraph" style:parent-style-name="Table_20_Contents">
      <style:text-properties style:font-name="Pericles" fo:font-size="8pt" fo:font-style="normal" fo:font-weight="bold" officeooo:rsid="001a4d7f" officeooo:paragraph-rsid="001a4d7f" style:font-size-asian="8pt" style:font-style-asian="normal" style:font-weight-asian="bold" style:font-size-complex="8pt" style:font-style-complex="normal" style:font-weight-complex="bold"/>
    </style:style>
    <style:style style:name="P43" style:family="paragraph" style:parent-style-name="Standard">
      <style:text-properties style:font-name="Pericles" fo:font-size="12pt" fo:font-weight="bold" officeooo:rsid="003f32a6" officeooo:paragraph-rsid="000bbf1d" style:font-size-asian="10.5pt" style:font-weight-asian="bold" style:font-size-complex="12pt" style:font-weight-complex="bold"/>
    </style:style>
    <style:style style:name="P44" style:family="paragraph" style:parent-style-name="Standard">
      <style:text-properties style:font-name="Pericles" fo:font-size="12pt" fo:font-weight="bold" officeooo:rsid="003f32a6" officeooo:paragraph-rsid="000cf995" style:font-size-asian="10.5pt" style:font-weight-asian="bold" style:font-size-complex="12pt" style:font-weight-complex="bold"/>
    </style:style>
    <style:style style:name="P45" style:family="paragraph" style:parent-style-name="Standard">
      <style:text-properties style:font-name="Pericles" fo:font-size="12pt" fo:font-weight="bold" officeooo:rsid="000cf995" officeooo:paragraph-rsid="000cf995" style:font-size-asian="10.5pt" style:font-weight-asian="bold" style:font-size-complex="12pt" style:font-weight-complex="bold"/>
    </style:style>
    <style:style style:name="P46" style:family="paragraph" style:parent-style-name="Standard">
      <style:text-properties style:font-name="Pericles" fo:font-size="10pt" fo:font-weight="normal" officeooo:rsid="003f32a6" officeooo:paragraph-rsid="000bbf1d" style:font-size-asian="8.75pt" style:font-weight-asian="normal" style:font-size-complex="10pt" style:font-weight-complex="normal"/>
    </style:style>
    <style:style style:name="P47" style:family="paragraph" style:parent-style-name="Standard">
      <style:text-properties style:font-name="Pericles" fo:font-size="10pt" fo:font-weight="normal" officeooo:rsid="0008938e" officeooo:paragraph-rsid="000bbf1d" style:font-size-asian="8.75pt" style:font-weight-asian="normal" style:font-size-complex="10pt" style:font-weight-complex="normal"/>
    </style:style>
    <style:style style:name="P48" style:family="paragraph" style:parent-style-name="Standard">
      <style:text-properties style:font-name="Pericles" fo:font-size="10pt" fo:font-weight="normal" officeooo:rsid="000a45a8" officeooo:paragraph-rsid="000bbf1d" style:font-size-asian="8.75pt" style:font-weight-asian="normal" style:font-size-complex="10pt" style:font-weight-complex="normal"/>
    </style:style>
    <style:style style:name="P49" style:family="paragraph" style:parent-style-name="Standard">
      <style:text-properties style:font-name="Pericles" fo:font-size="10pt" fo:font-weight="bold" officeooo:rsid="00126528" officeooo:paragraph-rsid="000bbf1d" style:font-size-asian="10pt" style:font-weight-asian="bold" style:font-size-complex="10pt" style:font-weight-complex="bold"/>
    </style:style>
    <style:style style:name="P50" style:family="paragraph" style:parent-style-name="Standard">
      <style:text-properties style:font-name="Pericles" fo:font-size="10pt" fo:font-style="italic" fo:font-weight="normal" officeooo:rsid="001e31b5" officeooo:paragraph-rsid="000cf995" style:font-size-asian="8.75pt" style:font-style-asian="italic" style:font-weight-asian="normal" style:font-size-complex="10pt" style:font-style-complex="italic" style:font-weight-complex="normal"/>
    </style:style>
    <style:style style:name="P51" style:family="paragraph" style:parent-style-name="Standard">
      <style:text-properties style:font-name="Pericles" fo:font-size="10pt" fo:font-style="normal" fo:font-weight="normal" officeooo:rsid="000bed2a" officeooo:paragraph-rsid="000bbf1d" style:font-size-asian="8.75pt" style:font-style-asian="normal" style:font-weight-asian="normal" style:font-size-complex="10pt" style:font-style-complex="normal" style:font-weight-complex="normal"/>
    </style:style>
    <style:style style:name="P52" style:family="paragraph" style:parent-style-name="Standard">
      <style:text-properties style:font-name="Pericles" fo:font-size="10pt" fo:font-style="normal" fo:font-weight="normal" officeooo:rsid="000bed2a" officeooo:paragraph-rsid="000bed2a" style:font-size-asian="8.75pt" style:font-style-asian="normal" style:font-weight-asian="normal" style:font-size-complex="10pt" style:font-style-complex="normal" style:font-weight-complex="normal"/>
    </style:style>
    <style:style style:name="P53" style:family="paragraph" style:parent-style-name="Standard">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54" style:family="paragraph" style:parent-style-name="Standard">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55" style:family="paragraph" style:parent-style-name="Standard">
      <style:text-properties style:font-name="Pericles" fo:font-size="10pt" fo:font-style="normal" fo:font-weight="normal" officeooo:rsid="000cf995" officeooo:paragraph-rsid="000cf995" style:font-size-asian="8.75pt" style:font-style-asian="normal" style:font-weight-asian="normal" style:font-size-complex="10pt" style:font-style-complex="normal" style:font-weight-complex="normal"/>
    </style:style>
    <style:style style:name="P56" style:family="paragraph" style:parent-style-name="Standard">
      <style:text-properties style:font-name="Pericles" fo:font-size="10pt" fo:font-style="normal" fo:font-weight="normal" officeooo:rsid="000cf995" officeooo:paragraph-rsid="0025df46" style:font-size-asian="8.75pt" style:font-style-asian="normal" style:font-weight-asian="normal" style:font-size-complex="10pt" style:font-style-complex="normal" style:font-weight-complex="normal"/>
    </style:style>
    <style:style style:name="P57" style:family="paragraph" style:parent-style-name="Standard">
      <style:text-properties style:font-name="Pericles" fo:font-size="10pt" fo:font-style="normal" fo:font-weight="normal" officeooo:rsid="000cf995" officeooo:paragraph-rsid="002754ce" style:font-size-asian="8.75pt" style:font-style-asian="normal" style:font-weight-asian="normal" style:font-size-complex="10pt" style:font-style-complex="normal" style:font-weight-complex="normal"/>
    </style:style>
    <style:style style:name="P58" style:family="paragraph" style:parent-style-name="Standard">
      <style:text-properties style:font-name="Pericles" fo:font-size="10pt" fo:font-style="normal" fo:font-weight="normal" officeooo:rsid="002286c1" officeooo:paragraph-rsid="0025df46" style:font-size-asian="8.75pt" style:font-style-asian="normal" style:font-weight-asian="normal" style:font-size-complex="10pt" style:font-style-complex="normal" style:font-weight-complex="normal"/>
    </style:style>
    <style:style style:name="P59" style:family="paragraph" style:parent-style-name="Standard">
      <style:text-properties style:font-name="Pericles" fo:font-size="9pt" fo:font-weight="normal" officeooo:rsid="002342e9" officeooo:paragraph-rsid="000bbf1d" style:font-size-asian="7.84999990463257pt" style:font-weight-asian="normal" style:font-size-complex="9pt" style:font-weight-complex="normal"/>
    </style:style>
    <style:style style:name="P60" style:family="paragraph" style:parent-style-name="Standard">
      <style:text-properties style:font-name="Pericles" officeooo:rsid="000cf995" officeooo:paragraph-rsid="000bbf1d"/>
    </style:style>
    <style:style style:name="P61" style:family="paragraph" style:parent-style-name="Standard">
      <style:text-properties style:font-name="Pericles" officeooo:rsid="000cf995" officeooo:paragraph-rsid="000cf995"/>
    </style:style>
    <style:style style:name="P62" style:family="paragraph" style:parent-style-name="Standard">
      <style:text-properties style:font-name="Pericles" officeooo:rsid="000cf995" officeooo:paragraph-rsid="00104bdc"/>
    </style:style>
    <style:style style:name="P63" style:family="paragraph" style:parent-style-name="Standard">
      <style:text-properties officeooo:rsid="00126528" officeooo:paragraph-rsid="000bbf1d"/>
    </style:style>
    <style:style style:name="P64" style:family="paragraph" style:parent-style-name="Standard">
      <style:text-properties officeooo:paragraph-rsid="000bbf1d"/>
    </style:style>
    <style:style style:name="P65" style:family="paragraph" style:parent-style-name="Standard">
      <style:text-properties officeooo:paragraph-rsid="00104bdc"/>
    </style:style>
    <style:style style:name="P66" style:family="paragraph" style:parent-style-name="Standard">
      <style:text-properties officeooo:paragraph-rsid="0016a947"/>
    </style:style>
    <style:style style:name="P67" style:family="paragraph" style:parent-style-name="Table_20_Contents">
      <style:text-properties style:font-name="Pericles" fo:font-size="8pt" officeooo:rsid="002a4ee7" officeooo:paragraph-rsid="002a4ee7" style:font-size-asian="8pt" style:font-size-complex="8pt"/>
    </style:style>
    <style:style style:name="P68" style:family="paragraph" style:parent-style-name="Standard" style:list-style-name="L1">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69" style:family="paragraph" style:parent-style-name="Standard" style:list-style-name="L1">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70"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bbf1d"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0bbf1d"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f873"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5f1a"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e6902"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a4d7f"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bbf1d"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05f1a"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3d828"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c119a"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20891f"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 fo:font-size="8pt" officeooo:paragraph-rsid="000bbf1d"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0bbf1d"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105f1a"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 fo:font-size="8pt" officeooo:rsid="0010403c" officeooo:paragraph-rsid="000bbf1d"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0bbf1d"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05f1a"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c119a"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20891f"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a4d7f"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 fo:font-size="8pt" officeooo:rsid="0014cf13" officeooo:paragraph-rsid="000bbf1d"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 fo:font-size="8pt" officeooo:rsid="0016831b" officeooo:paragraph-rsid="000bbf1d"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 fo:font-size="8pt" officeooo:rsid="000c5855" officeooo:paragraph-rsid="000bbf1d"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 fo:font-size="8pt" officeooo:rsid="000ddd85" officeooo:paragraph-rsid="000bbf1d"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0bbf1d"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1a4d7f"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0bbf1d"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05f1a"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3d828"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 fo:font-size="8pt" officeooo:rsid="001303ce" officeooo:paragraph-rsid="000bbf1d"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 fo:font-size="8pt" officeooo:rsid="00115dbb" officeooo:paragraph-rsid="000bbf1d"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bbf1d"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05f1a"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 fo:font-size="8pt" officeooo:rsid="003b23a1" officeooo:paragraph-rsid="000bbf1d"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 fo:font-size="8pt" officeooo:rsid="00125234" officeooo:paragraph-rsid="00125234"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 fo:font-size="8pt" officeooo:rsid="003d5c91" officeooo:paragraph-rsid="000bbf1d"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 fo:font-size="8pt" officeooo:rsid="003a4ece" officeooo:paragraph-rsid="000bbf1d"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0eda54"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05f1a"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5185b"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 fo:font-size="8pt" officeooo:rsid="00104bdc" officeooo:paragraph-rsid="00104bdc"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 fo:font-size="8pt" officeooo:rsid="0010f873" officeooo:paragraph-rsid="0010f873"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05f1a"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6a947"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 fo:font-size="8pt" officeooo:rsid="00105f1a" officeooo:paragraph-rsid="00105f1a"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05f1a"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6a947"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 fo:font-size="8pt" officeooo:rsid="0013d828" officeooo:paragraph-rsid="0013d828"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 fo:font-size="8pt" officeooo:rsid="0016a947" officeooo:paragraph-rsid="0016a947"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 fo:font-size="8pt" officeooo:rsid="0018305a" officeooo:paragraph-rsid="0018305a"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 fo:font-size="8pt" officeooo:rsid="0019e2d1" officeooo:paragraph-rsid="0019e2d1"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 fo:font-size="8pt" officeooo:rsid="001ab314" officeooo:paragraph-rsid="001ab314"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 fo:font-size="8pt" officeooo:rsid="001c119a" officeooo:paragraph-rsid="001c119a"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 fo:font-size="8pt" officeooo:rsid="0020891f" officeooo:paragraph-rsid="0020891f"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 fo:font-size="8pt" officeooo:rsid="001ccf08" officeooo:paragraph-rsid="001ccf08"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 fo:font-size="8pt" officeooo:rsid="001f1a1f" officeooo:paragraph-rsid="001f1a1f"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 fo:font-size="8pt" officeooo:rsid="0029cd36" officeooo:paragraph-rsid="0029cd36"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 fo:font-size="8pt" officeooo:rsid="001e6902" officeooo:paragraph-rsid="001e6902"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 fo:font-size="8pt" officeooo:rsid="001a4d7f" officeooo:paragraph-rsid="001a4d7f"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 fo:font-size="8pt" officeooo:rsid="00289d17" officeooo:paragraph-rsid="00289d17"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 fo:font-size="8pt" officeooo:rsid="002a4ee7" officeooo:paragraph-rsid="002a4ee7"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3d828" officeooo:paragraph-rsid="0013d828" style:font-size-asian="8pt" style:font-style-asian="normal" style:font-weight-asian="normal" style:font-size-complex="10pt" style:font-style-complex="normal" style:font-weight-complex="normal"/>
    </style:style>
    <style:style style:name="P132"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ab314" officeooo:paragraph-rsid="001ab314" style:font-size-asian="8pt" style:font-style-asian="normal" style:font-weight-asian="normal" style:font-size-complex="10pt" style:font-style-complex="normal" style:font-weight-complex="normal"/>
    </style:style>
    <style:style style:name="P133"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c119a" officeooo:paragraph-rsid="001c119a" style:font-size-asian="8pt" style:font-style-asian="normal" style:font-weight-asian="normal" style:font-size-complex="10pt" style:font-style-complex="normal" style:font-weight-complex="normal"/>
    </style:style>
    <style:style style:name="P134"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214544" officeooo:paragraph-rsid="00214544" style:font-size-asian="8pt" style:font-size-complex="10pt"/>
    </style:style>
    <style:style style:name="P135"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18305a" officeooo:paragraph-rsid="0018305a" style:font-size-asian="8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0bed2a" style:font-style-asian="normal" style:font-style-complex="normal"/>
    </style:style>
    <style:style style:name="T4" style:family="text">
      <style:text-properties fo:font-style="normal" officeooo:rsid="000dec5f"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c119a" style:font-style-asian="normal" style:font-weight-asian="normal" style:font-style-complex="normal" style:font-weight-complex="normal"/>
    </style:style>
    <style:style style:name="T7" style:family="text">
      <style:text-properties officeooo:rsid="000f6379"/>
    </style:style>
    <style:style style:name="T8" style:family="text">
      <style:text-properties officeooo:rsid="000a45a8"/>
    </style:style>
    <style:style style:name="T9" style:family="text">
      <style:text-properties officeooo:rsid="0010403c"/>
    </style:style>
    <style:style style:name="T10" style:family="text">
      <style:text-properties officeooo:rsid="00105a2e"/>
    </style:style>
    <style:style style:name="T11" style:family="text">
      <style:text-properties officeooo:rsid="0021bbef"/>
    </style:style>
    <style:style style:name="T12" style:family="text">
      <style:text-properties officeooo:rsid="000b37a7"/>
    </style:style>
    <style:style style:name="T13" style:family="text">
      <style:text-properties officeooo:rsid="00185815"/>
    </style:style>
    <style:style style:name="T14" style:family="text">
      <style:text-properties officeooo:rsid="0019e6ec"/>
    </style:style>
    <style:style style:name="T15" style:family="text">
      <style:text-properties officeooo:rsid="00126528"/>
    </style:style>
    <style:style style:name="T16" style:family="text">
      <style:text-properties officeooo:rsid="0016bbb8"/>
    </style:style>
    <style:style style:name="T17" style:family="text">
      <style:text-properties officeooo:rsid="003a4ece"/>
    </style:style>
    <style:style style:name="T18" style:family="text">
      <style:text-properties officeooo:rsid="003b23a1"/>
    </style:style>
    <style:style style:name="T19" style:family="text">
      <style:text-properties officeooo:rsid="001adf4b"/>
    </style:style>
    <style:style style:name="T20" style:family="text">
      <style:text-properties officeooo:rsid="00105f1a"/>
    </style:style>
    <style:style style:name="T21" style:family="text">
      <style:text-properties officeooo:rsid="0016a947"/>
    </style:style>
    <style:style style:name="T22" style:family="text">
      <style:text-properties officeooo:rsid="0018305a"/>
    </style:style>
    <style:style style:name="T23" style:family="text">
      <style:text-properties officeooo:rsid="0019e2d1"/>
    </style:style>
    <style:style style:name="T24" style:family="text">
      <style:text-properties officeooo:rsid="001a4d7f"/>
    </style:style>
    <style:style style:name="T25" style:family="text">
      <style:text-properties officeooo:rsid="001c119a"/>
    </style:style>
    <style:style style:name="T26" style:family="text">
      <style:text-properties officeooo:rsid="001e6902"/>
    </style:style>
    <style:style style:name="T27" style:family="text">
      <style:text-properties officeooo:rsid="0020891f"/>
    </style:style>
    <style:style style:name="T28" style:family="text">
      <style:text-properties officeooo:rsid="002286c1"/>
    </style:style>
    <style:style style:name="T29" style:family="text">
      <style:text-properties officeooo:rsid="00289d17"/>
    </style:style>
    <style:style style:name="T30" style:family="text">
      <style:text-properties officeooo:rsid="00299b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orcery</text:p>
      <text:p text:style-name="P43"/>
      <text:p text:style-name="P46">Sorcery is using the force of your will and personality to manipulate arcane forces. It can take many forms (calling spirits, scholarly memorization of rituals), but mechanically all forms work the same.</text:p>
      <text:p text:style-name="P46"/>
      <text:p text:style-name="P43">Learning Sorcery</text:p>
      <text:p text:style-name="P43"/>
      <text:p text:style-name="P46">To cast sorcery spells, you will have to take the talent <text:span text:style-name="T1">Apprentice Sorcerer</text:span><text:span text:style-name="T2"> and the skill </text:span><text:span text:style-name="T1">Sorcery.</text:span><text:span text:style-name="T2"> Meeting this requirement gives you the ability to cast four spells from one sorcery spell lis</text:span><text:span text:style-name="T3">t.</text:span></text:p>
      <text:p text:style-name="P51"/>
      <text:p text:style-name="P52">At character creation, you can spend your specializations to either learn 2 new spells, or open a new spell list.</text:p>
      <text:p text:style-name="P53"/>
      <text:p text:style-name="P43">Casting Sorcery Spells</text:p>
      <text:p text:style-name="P43"/>
      <text:p text:style-name="P46"><text:span text:style-name="T2">The rules for casting sorcery spells </text:span><text:span text:style-name="T4">are</text:span><text:span text:style-name="T2"> as follows:</text:span></text:p>
      <text:list xml:id="list3872854511" text:style-name="L1">
        <text:list-item>
          <text:p text:style-name="P68">You must have the use of at least one of your hands</text:p>
        </text:list-item>
        <text:list-item>
          <text:p text:style-name="P68">You must be able to speak</text:p>
        </text:list-item>
        <text:list-item>
          <text:p text:style-name="P68">Your current spell casting skill level must be 1 or higher</text:p>
        </text:list-item>
        <text:list-item>
          <text:p text:style-name="P68">Casting requires a full action (or more)</text:p>
          <text:list>
            <text:list-item>
              <text:p text:style-name="P69">Touch spells are an exception – they require a normal ½ action to cast, allowing you to act after casting</text:p>
            </text:list-item>
          </text:list>
        </text:list-item>
        <text:list-item>
          <text:p text:style-name="P69">Casting requires a skill test vs. the spell’s DL</text:p>
        </text:list-item>
        <text:list-item>
          <text:p text:style-name="P69">You temporarily lose spell casting levels for failure (1-3), or marginal success (1)</text:p>
        </text:list-item>
        <text:list-item>
          <text:p text:style-name="P69">Sorcery is disrupted by adjacent enemies, being attacked, or being in a zone that is causing you damage</text:p>
        </text:list-item>
      </text:list>
      <text:p text:style-name="P54"/>
      <text:p text:style-name="P45">Sorcery and Mana</text:p>
      <text:p text:style-name="P44"/>
      <text:p text:style-name="P55">If you have mana, you can use it to reroll spell casting checks, or you can pledge it when casting a spell (before you roll the spell casting check) to empower the spell. An empowered spell gains a free enhancement for each mana pledged.</text:p>
      <text:p text:style-name="P55"/>
      <text:p text:style-name="P50">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54"/>
      <text:p text:style-name="P45">Leveling Sorcery</text:p>
      <text:p text:style-name="P44"/>
      <text:p text:style-name="P57">Each level, you gain <text:span text:style-name="T28">1</text:span> spell pi<text:span text:style-name="T28">ck. A spell pick can either be used to aquire a new spell, or an upgrade to a spell you already have. Alternately, you can spend 3 free checks to gain a new spell or upgrade.</text:span></text:p>
      <text:p text:style-name="P56"/>
      <text:p text:style-name="P58">Learning a new spell list requires some kind of tome, scroll, artifact, or trainer from which to learn the new magic and 3 spell picks, or 10 free checks.</text:p>
      <text:p text:style-name="P46"/>
      <text:p text:style-name="P59"/>
      <text:p text:style-name="P59"/>
      <text:p text:style-name="P59"><text:soft-page-break/></text:p>
      <text:p text:style-name="P4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14">Spell</text:p>
          </table:table-cell>
          <table:table-cell table:style-name="Table1.A2" office:value-type="string">
            <text:p text:style-name="P8">CT</text:p>
          </table:table-cell>
          <table:table-cell table:style-name="Table1.A2" office:value-type="string">
            <text:p text:style-name="P14">DL</text:p>
          </table:table-cell>
          <table:table-cell table:style-name="Table1.A2" office:value-type="string">
            <text:p text:style-name="P8">DR</text:p>
          </table:table-cell>
          <table:table-cell table:style-name="Table1.A2" office:value-type="string">
            <text:p text:style-name="P14">Effects</text:p>
          </table:table-cell>
          <table:table-cell table:style-name="Table1.F2" office:value-type="string">
            <text:p text:style-name="P11">Enhancements</text:p>
          </table:table-cell>
        </table:table-row>
        <table:table-row>
          <table:table-cell table:style-name="Table1.A2" office:value-type="string">
            <text:p text:style-name="P18">Eternal Flame</text:p>
          </table:table-cell>
          <table:table-cell table:style-name="Table1.A2" office:value-type="string">
            <text:p text:style-name="P18">L</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3105866707" text:style-name="WWNum29">
              <text:list-item>
                <text:p text:style-name="P70">Your weapon bursts into magical flames</text:p>
              </text:list-item>
              <text:list-item>
                <text:p text:style-name="P70">You control the brightness and the color of the flames</text:p>
              </text:list-item>
              <text:list-item>
                <text:p text:style-name="P70">Your weapon gains +1 damage and ignite(2)</text:p>
              </text:list-item>
            </text:list>
          </table:table-cell>
          <table:table-cell table:style-name="Table1.F2" office:value-type="string">
            <text:list xml:id="list95326341783453" text:continue-numbering="true" text:style-name="WWNum29">
              <text:list-item>
                <text:p text:style-name="P71">Accuracy +2 / x2 / +<text:span text:style-name="T7">2</text:span> DL</text:p>
              </text:list-item>
              <text:list-item>
                <text:p text:style-name="P71">Damage +1 / x3 / +2 DL</text:p>
              </text:list-item>
              <text:list-item>
                <text:p text:style-name="P71">Defense +1 / x2 / +3 DL</text:p>
              </text:list-item>
              <text:list-item>
                <text:p text:style-name="P76">Ignite +1 / x3 / +2 DL</text:p>
              </text:list-item>
            </text:list>
          </table:table-cell>
        </table:table-row>
        <table:table-row>
          <table:table-cell table:style-name="Table1.A2" office:value-type="string">
            <text:p text:style-name="P30">Fiery Blast</text:p>
          </table:table-cell>
          <table:table-cell table:style-name="Table1.A2" office:value-type="string">
            <text:p text:style-name="P30">C</text:p>
          </table:table-cell>
          <table:table-cell table:style-name="Table1.C3" office:value-type="float" office:value="10">
            <text:p text:style-name="P18">10</text:p>
          </table:table-cell>
          <table:table-cell table:style-name="Table1.A2" office:value-type="string">
            <text:p text:style-name="P20">INST</text:p>
          </table:table-cell>
          <table:table-cell table:style-name="Table1.A2" office:value-type="string">
            <text:list xml:id="list95326572033342" text:continue-numbering="true" text:style-name="WWNum29">
              <text:list-item>
                <text:p text:style-name="P81">2d6 fire bolt</text:p>
              </text:list-item>
              <text:list-item>
                <text:p text:style-name="P81">Ignite(3)</text:p>
              </text:list-item>
            </text:list>
          </table:table-cell>
          <table:table-cell table:style-name="Table1.F2" office:value-type="string">
            <text:list xml:id="list95326620651408" text:continue-numbering="true" text:style-name="WWNum29">
              <text:list-item>
                <text:p text:style-name="P76">Accuracy +2 / <text:span text:style-name="T8">x2 / </text:span>+<text:span text:style-name="T7">2</text:span> DL</text:p>
              </text:list-item>
              <text:list-item>
                <text:p text:style-name="P76">Ignite +1 / x3 / +2 DL</text:p>
              </text:list-item>
              <text:list-item>
                <text:p text:style-name="P76">Increase Dmg Dice / x3 /+3 DL</text:p>
              </text:list-item>
              <text:list-item>
                <text:p text:style-name="P82">Option – becomes a blast effect with a 1 hex radius, but damage dice <text:span text:style-name="T9">are reduced by 1 step / x1 / +0 DL</text:span></text:p>
              </text:list-item>
            </text:list>
          </table:table-cell>
        </table:table-row>
        <table:table-row>
          <table:table-cell table:style-name="Table1.A2" office:value-type="string">
            <text:p text:style-name="P18">Fiery Blood</text:p>
          </table:table-cell>
          <table:table-cell table:style-name="Table1.A2" office:value-type="string">
            <text:p text:style-name="P18">C</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95326747377879" text:continue-numbering="true" text:style-name="WWNum29">
              <text:list-item>
                <text:p text:style-name="P71">+2 Reflex</text:p>
              </text:list-item>
            </text:list>
          </table:table-cell>
          <table:table-cell table:style-name="Table1.F2" office:value-type="string">
            <text:list xml:id="list95326429332760" text:continue-numbering="true" text:style-name="WWNum29">
              <text:list-item>
                <text:p text:style-name="P71">duration 5x / 2x /+<text:span text:style-name="T10">3</text:span> DL</text:p>
              </text:list-item>
              <text:list-item>
                <text:p text:style-name="P84">Morph – affects power instead of reflex / x1 / +4 DL</text:p>
              </text:list-item>
              <text:list-item>
                <text:p text:style-name="P71">Reflex +<text:span text:style-name="T11">2</text:span> / x<text:span text:style-name="T11">1</text:span> / +<text:span text:style-name="T11">6 </text:span>DL</text:p>
              </text:list-item>
            </text:list>
          </table:table-cell>
        </table:table-row>
        <table:table-row>
          <table:table-cell table:style-name="Table1.A2" office:value-type="string">
            <text:p text:style-name="P21">Fire Resistance</text:p>
          </table:table-cell>
          <table:table-cell table:style-name="Table1.A2" office:value-type="string">
            <text:p text:style-name="P21">C</text:p>
          </table:table-cell>
          <table:table-cell table:style-name="Table1.C3" office:value-type="float" office:value="10">
            <text:p text:style-name="P21">10</text:p>
          </table:table-cell>
          <table:table-cell table:style-name="Table1.A2" office:value-type="string">
            <text:p text:style-name="P21">1 hr</text:p>
          </table:table-cell>
          <table:table-cell table:style-name="Table1.A2" office:value-type="string">
            <text:list xml:id="list95326527197201" text:continue-numbering="true" text:style-name="WWNum29">
              <text:list-item>
                <text:p text:style-name="P85">Resist Fire (1)</text:p>
              </text:list-item>
              <text:list-item>
                <text:p text:style-name="P85">Immune to normal fire</text:p>
              </text:list-item>
              <text:list-item>
                <text:p text:style-name="P85">Up to 4 allies</text:p>
              </text:list-item>
            </text:list>
          </table:table-cell>
          <table:table-cell table:style-name="Table1.F2" office:value-type="string">
            <text:list xml:id="list95327586457528" text:continue-numbering="true" text:style-name="WWNum29">
              <text:list-item>
                <text:p text:style-name="P71">Duration x5 / x2 / +2 DL</text:p>
              </text:list-item>
              <text:list-item>
                <text:p text:style-name="P71">Resist +1 / 2x / +4 DL</text:p>
              </text:list-item>
              <text:list-item>
                <text:p text:style-name="P71">Targets x2 / 2x / +3 DL</text:p>
              </text:list-item>
            </text:list>
          </table:table-cell>
        </table:table-row>
        <table:table-row>
          <table:table-cell table:style-name="Table1.A2" office:value-type="string">
            <text:p text:style-name="P18">Flame Hand</text:p>
          </table:table-cell>
          <table:table-cell table:style-name="Table1.A2" office:value-type="string">
            <text:p text:style-name="P18">C</text:p>
          </table:table-cell>
          <table:table-cell table:style-name="Table1.C3" office:value-type="float" office:value="8">
            <text:p text:style-name="P18">8</text:p>
          </table:table-cell>
          <table:table-cell table:style-name="Table1.A2" office:value-type="string">
            <text:p text:style-name="P18">6 rd</text:p>
          </table:table-cell>
          <table:table-cell table:style-name="Table1.A2" office:value-type="string">
            <text:list xml:id="list95327457988428" text:continue-numbering="true" text:style-name="WWNum29">
              <text:list-item>
                <text:p text:style-name="P81">Hand bursts into flame</text:p>
              </text:list-item>
              <text:list-item>
                <text:p text:style-name="P81">Ignites flammable objects</text:p>
              </text:list-item>
              <text:list-item>
                <text:p text:style-name="P81">2d6 fire <text:span text:style-name="T1">touch</text:span></text:p>
              </text:list-item>
              <text:list-item>
                <text:p text:style-name="P81">Ignite(3)</text:p>
              </text:list-item>
            </text:list>
          </table:table-cell>
          <table:table-cell table:style-name="Table1.F2" office:value-type="string">
            <text:list xml:id="list95325603540474" text:continue-numbering="true" text:style-name="WWNum29">
              <text:list-item>
                <text:p text:style-name="P76">Accuracy +2 / <text:span text:style-name="T8">x2 / </text:span>+<text:span text:style-name="T7">2</text:span> DL</text:p>
              </text:list-item>
              <text:list-item>
                <text:p text:style-name="P76">Ignite +1 / x3 / +2 DL</text:p>
              </text:list-item>
              <text:list-item>
                <text:p text:style-name="P76">Increase Dmg Dice / x3 /+3 DL</text:p>
              </text:list-item>
            </text:list>
          </table:table-cell>
        </table:table-row>
        <table:table-row>
          <table:table-cell table:style-name="Table1.A2" office:value-type="string">
            <text:p text:style-name="P21">Flame Shroud</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4 rd</text:p>
          </table:table-cell>
          <table:table-cell table:style-name="Table1.A2" office:value-type="string">
            <text:list xml:id="list95325662886741" text:continue-numbering="true" text:style-name="WWNum29">
              <text:list-item>
                <text:p text:style-name="P70">You superheat the air around yourself</text:p>
              </text:list-item>
              <text:list-item>
                <text:p text:style-name="P70">Anyone entering an adjacent hex must save or be stunned for 1 round and crippled until they leave the area (toughness <text:span text:style-name="T12">14</text:span>)</text:p>
              </text:list-item>
              <text:list-item>
                <text:p text:style-name="P70">Anyone starting their action in an affected hex takes 1d4 penetrating heat damage (no save)</text:p>
              </text:list-item>
            </text:list>
          </table:table-cell>
          <table:table-cell table:style-name="Table1.F2" office:value-type="string">
            <text:list xml:id="list95326929260252" text:continue-numbering="true" text:style-name="WWNum29">
              <text:list-item>
                <text:p text:style-name="P85">Duration x2 / x2 / +2 DL</text:p>
              </text:list-item>
              <text:list-item>
                <text:p text:style-name="P85">Increase Dmg Dice / x3 / +3 DL</text:p>
              </text:list-item>
              <text:list-item>
                <text:p text:style-name="P85">Save DL +2 / x3 / +2 DL</text:p>
              </text:list-item>
            </text:list>
          </table:table-cell>
        </table:table-row>
        <table:table-row>
          <table:table-cell table:style-name="Table1.A2" office:value-type="string">
            <text:p text:style-name="P18">Light</text:p>
          </table:table-cell>
          <table:table-cell table:style-name="Table1.A2" office:value-type="string">
            <text:p text:style-name="P18">V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95325813892973" text:continue-numbering="true" text:style-name="WWNum29">
              <text:list-item>
                <text:p text:style-name="P81">Cold, smokeless light</text:p>
              </text:list-item>
              <text:list-item>
                <text:p text:style-name="P81">As dim as a candle, or as bright as a small campfire (about 5 hex radius)</text:p>
              </text:list-item>
            </text:list>
          </table:table-cell>
          <table:table-cell table:style-name="Table1.F2" office:value-type="string">
            <text:list xml:id="list95326828701815" text:continue-numbering="true" text:style-name="WWNum29">
              <text:list-item>
                <text:p text:style-name="P71">Duration x5 / x2 / +2 DL</text:p>
              </text:list-item>
              <text:list-item>
                <text:p text:style-name="P71">Radius x2 / 3x / +<text:span text:style-name="T13">3</text:span> DL</text:p>
              </text:list-item>
            </text:list>
          </table:table-cell>
        </table:table-row>
        <table:table-row>
          <table:table-cell table:style-name="Table1.A2" office:value-type="string">
            <text:p text:style-name="P21">Ring of Fire</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inst</text:p>
          </table:table-cell>
          <table:table-cell table:style-name="Table1.A2" office:value-type="string">
            <text:list xml:id="list95326049567569" text:continue-numbering="true" text:style-name="WWNum29">
              <text:list-item>
                <text:p text:style-name="P90">All hexes adjacent to you are bathed in flame</text:p>
              </text:list-item>
              <text:list-item>
                <text:p text:style-name="P91">Anyone in an effected hex takes 2d6 <text:s/>damage and ignite(3) unless they save Reflex 14 to dive out of the hex</text:p>
              </text:list-item>
            </text:list>
          </table:table-cell>
          <table:table-cell table:style-name="Table1.F2" office:value-type="string">
            <text:list xml:id="list95327642589530" text:continue-numbering="true" text:style-name="WWNum29">
              <text:list-item>
                <text:p text:style-name="P76">Ignite +1 / x3 / +2 DL</text:p>
              </text:list-item>
              <text:list-item>
                <text:p text:style-name="P76">Increase Dmg Dice / x3 /+3 DL</text:p>
              </text:list-item>
              <text:list-item>
                <text:p text:style-name="P92">Save DL +2 / x3 / +2 DL</text:p>
              </text:list-item>
            </text:list>
          </table:table-cell>
        </table:table-row>
        <table:table-row>
          <table:table-cell table:style-name="Table1.A2" office:value-type="string">
            <text:p text:style-name="P22">Shield of Flame</text:p>
          </table:table-cell>
          <table:table-cell table:style-name="Table1.A2" office:value-type="string">
            <text:p text:style-name="P22">C</text:p>
          </table:table-cell>
          <table:table-cell table:style-name="Table1.C3" office:value-type="float" office:value="14">
            <text:p text:style-name="P22">14</text:p>
          </table:table-cell>
          <table:table-cell table:style-name="Table1.A2" office:value-type="string">
            <text:p text:style-name="P22">6 rd</text:p>
          </table:table-cell>
          <table:table-cell table:style-name="Table1.A2" office:value-type="string">
            <text:list xml:id="list95325958125460" text:continue-numbering="true" text:style-name="WWNum29">
              <text:list-item>
                <text:p text:style-name="P93">+1 initiative</text:p>
              </text:list-item>
              <text:list-item>
                <text:p text:style-name="P93">+2 dodge</text:p>
              </text:list-item>
              <text:list-item>
                <text:p text:style-name="P70">Any attacker that hits you takes 1d4 penetrating damage and ignite(3)</text:p>
              </text:list-item>
            </text:list>
          </table:table-cell>
          <table:table-cell table:style-name="Table1.F2" office:value-type="string">
            <text:list xml:id="list95326338615855" text:continue-numbering="true" text:style-name="WWNum29">
              <text:list-item>
                <text:p text:style-name="P84">Dodge +1 / x2 / +3 DL</text:p>
              </text:list-item>
              <text:list-item>
                <text:p text:style-name="P93">Duration x2 / x2 / +2 DL</text:p>
              </text:list-item>
              <text:list-item>
                <text:p text:style-name="P76">Ignite +1 / x3 / +2 DL</text:p>
              </text:list-item>
              <text:list-item>
                <text:p text:style-name="P85">Increase Dmg Dice / x3 / +3 DL</text:p>
              </text:list-item>
            </text:list>
          </table:table-cell>
        </table:table-row>
        <table:table-row>
          <table:table-cell table:style-name="Table1.A2" office:value-type="string">
            <text:p text:style-name="P18">Warmth</text:p>
          </table:table-cell>
          <table:table-cell table:style-name="Table1.A2" office:value-type="string">
            <text:p text:style-name="P18">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95326423124076" text:continue-numbering="true" text:style-name="WWNum29">
              <text:list-item>
                <text:p text:style-name="P81">Resist Cold <text:span text:style-name="T8">(1)</text:span></text:p>
              </text:list-item>
              <text:list-item>
                <text:p text:style-name="P81">Immune to normal cold</text:p>
              </text:list-item>
              <text:list-item>
                <text:p text:style-name="P81">Up to 4 allies</text:p>
              </text:list-item>
            </text:list>
          </table:table-cell>
          <table:table-cell table:style-name="Table1.F2" office:value-type="string">
            <text:list xml:id="list95326530632689" text:continue-numbering="true" text:style-name="WWNum29">
              <text:list-item>
                <text:p text:style-name="P71">Duration x5 / x2 / +2 DL</text:p>
              </text:list-item>
              <text:list-item>
                <text:p text:style-name="P71">Resist +1 / 2x / +4 DL</text:p>
              </text:list-item>
              <text:list-item>
                <text:p text:style-name="P71">Targets x2 / 2x / +3 DL</text:p>
              </text:list-item>
            </text:list>
            <text:p text:style-name="P2"/>
          </table:table-cell>
        </table:table-row>
      </table:table>
      <text:p text:style-name="P48"/>
      <text:p text:style-name="P48"/>
      <text:p text:style-name="P48"/>
      <text:p text:style-name="P48"><text:soft-page-break/></text:p>
      <text:p text:style-name="P4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6" office:value-type="string">
            <text:p text:style-name="P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14">Spell</text:p>
          </table:table-cell>
          <table:table-cell table:style-name="Table2.A2" office:value-type="string">
            <text:p text:style-name="P8">CT</text:p>
          </table:table-cell>
          <table:table-cell table:style-name="Table2.A2" office:value-type="string">
            <text:p text:style-name="P14">DL</text:p>
          </table:table-cell>
          <table:table-cell table:style-name="Table2.A2" office:value-type="string">
            <text:p text:style-name="P8">DR</text:p>
          </table:table-cell>
          <table:table-cell table:style-name="Table2.A2" office:value-type="string">
            <text:p text:style-name="P14">Effects</text:p>
          </table:table-cell>
          <table:table-cell table:style-name="Table2.F2" office:value-type="string">
            <text:p text:style-name="P11">Enhancements</text:p>
          </table:table-cell>
        </table:table-row>
        <table:table-row>
          <table:table-cell table:style-name="Table2.A2" office:value-type="string">
            <text:p text:style-name="P23">Chaos Shield</text:p>
          </table:table-cell>
          <table:table-cell table:style-name="Table2.A2" office:value-type="string">
            <text:p text:style-name="P23">C</text:p>
          </table:table-cell>
          <table:table-cell table:style-name="Table2.C3" office:value-type="float" office:value="14">
            <text:p text:style-name="P23">14</text:p>
          </table:table-cell>
          <table:table-cell table:style-name="Table2.A2" office:value-type="string">
            <text:p text:style-name="P23">10 r</text:p>
          </table:table-cell>
          <table:table-cell table:style-name="Table2.A2" office:value-type="string">
            <text:list xml:id="list95326445575894" text:continue-numbering="true" text:style-name="WWNum29">
              <text:list-item>
                <text:p text:style-name="P70">You call into being several portals that orbit yourself</text:p>
              </text:list-item>
              <text:list-item>
                <text:p text:style-name="P70">When the spell is cast, roll a d12 to determine the effect</text:p>
              </text:list-item>
              <text:list-item>
                <text:p text:style-name="P70">Each round you can take the current effect, or roll again</text:p>
              </text:list-item>
            </text:list>
          </table:table-cell>
          <table:table-cell table:style-name="Table2.F2" office:value-type="string">
            <text:list xml:id="list95326734092540" text:continue-numbering="true" text:style-name="WWNum29">
              <text:list-item>
                <text:p text:style-name="P94">Morph – each time you roll for the portals, you roll two dice and take the desired effect / x1 / +4 DL</text:p>
              </text:list-item>
              <text:list-item>
                <text:p text:style-name="P94">Morph – (requires previous morph) each time you roll for the portals, you roll two dice and get <text:span text:style-name="T1">both</text:span> effects / x1 / +4 DL</text:p>
              </text:list-item>
            </text:list>
          </table:table-cell>
        </table:table-row>
        <table:table-row>
          <table:table-cell table:style-name="Table2.A2" office:value-type="string">
            <text:p text:style-name="P24">Door Sense</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10 M</text:p>
          </table:table-cell>
          <table:table-cell table:style-name="Table2.A2" office:value-type="string">
            <text:list xml:id="list95327152681386" text:continue-numbering="true" text:style-name="WWNum29">
              <text:list-item>
                <text:p text:style-name="P96">+2 to search checks to find secret passages/doors</text:p>
              </text:list-item>
            </text:list>
          </table:table-cell>
          <table:table-cell table:style-name="Table2.F2" office:value-type="string">
            <text:list xml:id="list95327279299606" text:continue-numbering="true" text:style-name="WWNum29">
              <text:list-item>
                <text:p text:style-name="P96">Duration x5 / x2 / +2 DL</text:p>
              </text:list-item>
              <text:list-item>
                <text:p text:style-name="P94">Option – doors in the room become harder to find, giving a penalty to search / x1 / +0 DL</text:p>
              </text:list-item>
              <text:list-item>
                <text:p text:style-name="P96">Search +1 / x3 / +3 DL</text:p>
              </text:list-item>
            </text:list>
          </table:table-cell>
        </table:table-row>
        <table:table-row>
          <table:table-cell table:style-name="Table2.A2" office:value-type="string">
            <text:p text:style-name="P24">Floating Portals</text:p>
          </table:table-cell>
          <table:table-cell table:style-name="Table2.A2" office:value-type="string">
            <text:p text:style-name="P24">C</text:p>
          </table:table-cell>
          <table:table-cell table:style-name="Table2.C3" office:value-type="float" office:value="10">
            <text:p text:style-name="P24">10</text:p>
          </table:table-cell>
          <table:table-cell table:style-name="Table2.A2" office:value-type="string">
            <text:p text:style-name="P24">6 R</text:p>
          </table:table-cell>
          <table:table-cell table:style-name="Table2.A2" office:value-type="string">
            <text:list xml:id="list95326262441154" text:continue-numbering="true" text:style-name="WWNum29">
              <text:list-item>
                <text:p text:style-name="P96">Small portals float around and protect you from incoming attacks</text:p>
              </text:list-item>
              <text:list-item>
                <text:p text:style-name="P96">Any attack that hits has a 3/12 chance of being negated</text:p>
              </text:list-item>
            </text:list>
          </table:table-cell>
          <table:table-cell table:style-name="Table2.F2" office:value-type="string">
            <text:list xml:id="list95326002521086" text:continue-numbering="true" text:style-name="WWNum29">
              <text:list-item>
                <text:p text:style-name="P96">Duration x2 / x2 / +2 DL</text:p>
              </text:list-item>
              <text:list-item>
                <text:p text:style-name="P96">Morph – only affects one type of attack (melee, missile, spell) but proc chance is +1 / 1x / +2 DL</text:p>
              </text:list-item>
              <text:list-item>
                <text:p text:style-name="P96">Proc +1 / x3 / +<text:span text:style-name="T14">3</text:span> DL</text:p>
              </text:list-item>
            </text:list>
          </table:table-cell>
        </table:table-row>
        <table:table-row>
          <table:table-cell table:style-name="Table2.A2" office:value-type="string">
            <text:p text:style-name="P25">Instability</text:p>
          </table:table-cell>
          <table:table-cell table:style-name="Table2.A2" office:value-type="string">
            <text:p text:style-name="P25">C</text:p>
          </table:table-cell>
          <table:table-cell table:style-name="Table2.C3" office:value-type="float" office:value="14">
            <text:p text:style-name="P25">14</text:p>
          </table:table-cell>
          <table:table-cell table:style-name="Table2.A2" office:value-type="string">
            <text:p text:style-name="P25">6 r</text:p>
          </table:table-cell>
          <table:table-cell table:style-name="Table2.A2" office:value-type="string">
            <text:list xml:id="list95326401969133" text:continue-numbering="true" text:style-name="WWNum29">
              <text:list-item>
                <text:p text:style-name="P70">You touch a creature and enchant it such that it becomes slightly out of phase with reality</text:p>
              </text:list-item>
              <text:list-item>
                <text:p text:style-name="P70">Any attack that would have hit has a 2/12 chance of missing</text:p>
              </text:list-item>
              <text:list-item>
                <text:p text:style-name="P70">Melee damage is +1 and attacks get pierce(3)</text:p>
              </text:list-item>
            </text:list>
          </table:table-cell>
          <table:table-cell table:style-name="Table2.F2" office:value-type="string">
            <text:list xml:id="list95326166620759" text:continue-numbering="true" text:style-name="WWNum29">
              <text:list-item>
                <text:p text:style-name="P71">Damage +1 / x3 / +2 DL</text:p>
              </text:list-item>
              <text:list-item>
                <text:p text:style-name="P99">Pierce +1 / x2 / +3 DL</text:p>
              </text:list-item>
              <text:list-item>
                <text:p text:style-name="P99">Proc +1 / x2 / +3 DL</text:p>
              </text:list-item>
            </text:list>
          </table:table-cell>
        </table:table-row>
        <table:table-row>
          <table:table-cell table:style-name="Table2.A2" office:value-type="string">
            <text:p text:style-name="P24">Keyhole</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Inst</text:p>
          </table:table-cell>
          <table:table-cell table:style-name="Table2.A2" office:value-type="string">
            <text:list xml:id="list95326004480560" text:continue-numbering="true" text:style-name="WWNum29">
              <text:list-item>
                <text:p text:style-name="P96">You have the ability to see through a closed door into the space beyond</text:p>
              </text:list-item>
              <text:list-item>
                <text:p text:style-name="P96">Expenditure(1)</text:p>
              </text:list-item>
            </text:list>
          </table:table-cell>
          <table:table-cell table:style-name="Table2.F2" office:value-type="string">
            <text:list xml:id="list95325860179853" text:continue-numbering="true" text:style-name="WWNum29">
              <text:list-item>
                <text:p text:style-name="P99">Morph – you can hear through a door as though it was not there, but can no longer see / x1 / +0 DL</text:p>
              </text:list-item>
            </text:list>
          </table:table-cell>
        </table:table-row>
        <table:table-row>
          <table:table-cell table:style-name="Table2.A2" office:value-type="string">
            <text:p text:style-name="P24">Lock</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Inst</text:p>
          </table:table-cell>
          <table:table-cell table:style-name="Table2.A2" office:value-type="string">
            <text:list xml:id="list95326635878675" text:continue-numbering="true" text:style-name="WWNum29">
              <text:list-item>
                <text:p text:style-name="P96">If a door is locked, +2 to lock pick tests</text:p>
              </text:list-item>
              <text:list-item>
                <text:p text:style-name="P96">If a door has no lock, it is locked with a DL 14 to open it</text:p>
              </text:list-item>
              <text:list-item>
                <text:p text:style-name="P96">Expenditure(1)</text:p>
              </text:list-item>
            </text:list>
          </table:table-cell>
          <table:table-cell table:style-name="Table2.F2" office:value-type="string">
            <text:list xml:id="list95325843556463" text:continue-numbering="true" text:style-name="WWNum29">
              <text:list-item>
                <text:p text:style-name="P96">Open DL +2 / x5 / +2 DL</text:p>
              </text:list-item>
              <text:list-item>
                <text:p text:style-name="P100">Pick Lock +2 / x3 / +4 DL</text:p>
              </text:list-item>
            </text:list>
          </table:table-cell>
        </table:table-row>
        <table:table-row>
          <table:table-cell table:style-name="Table2.A2" office:value-type="string">
            <text:p text:style-name="P24">Minor Servant</text:p>
          </table:table-cell>
          <table:table-cell table:style-name="Table2.A2" office:value-type="string">
            <text:p text:style-name="P24">S</text:p>
          </table:table-cell>
          <table:table-cell table:style-name="Table2.C3" office:value-type="float" office:value="10">
            <text:p text:style-name="P24">10</text:p>
          </table:table-cell>
          <table:table-cell table:style-name="Table2.A2" office:value-type="string">
            <text:p text:style-name="P24">1 D</text:p>
          </table:table-cell>
          <table:table-cell table:style-name="Table2.A2" office:value-type="string">
            <text:list xml:id="list95326267280362" text:continue-numbering="true" text:style-name="WWNum29">
              <text:list-item>
                <text:p text:style-name="P81">Summon a minor servant to do your bidding</text:p>
              </text:list-item>
              <text:list-item>
                <text:p text:style-name="P81">Can do minor lair and carry 50kg</text:p>
              </text:list-item>
              <text:list-item>
                <text:p text:style-name="P81">No fighting or hazardous duty</text:p>
              </text:list-item>
            </text:list>
            <text:p text:style-name="P3"/>
          </table:table-cell>
          <table:table-cell table:style-name="Table2.F2" office:value-type="string">
            <text:list xml:id="list95325697314365" text:continue-numbering="true" text:style-name="WWNum29">
              <text:list-item>
                <text:p text:style-name="P96">None</text:p>
              </text:list-item>
            </text:list>
          </table:table-cell>
        </table:table-row>
        <table:table-row>
          <table:table-cell table:style-name="Table2.A2" office:value-type="string">
            <text:p text:style-name="P25">Minor Summon</text:p>
          </table:table-cell>
          <table:table-cell table:style-name="Table2.A2" office:value-type="string">
            <text:p text:style-name="P25">C</text:p>
          </table:table-cell>
          <table:table-cell table:style-name="Table2.C3" office:value-type="float" office:value="14">
            <text:p text:style-name="P25">14</text:p>
          </table:table-cell>
          <table:table-cell table:style-name="Table2.A2" office:value-type="string">
            <text:p text:style-name="P25">6 r</text:p>
          </table:table-cell>
          <table:table-cell table:style-name="Table2.A2" office:value-type="string">
            <text:list xml:id="list95326108380207" text:continue-numbering="true" text:style-name="WWNum29">
              <text:list-item>
                <text:p text:style-name="P70">A portal appears, and a creature steps through to aid you</text:p>
              </text:list-item>
              <text:list-item>
                <text:p text:style-name="P70">1 – Lesser Avatar</text:p>
              </text:list-item>
              <text:list-item>
                <text:p text:style-name="P70">2 – Acid Beetle</text:p>
              </text:list-item>
              <text:list-item>
                <text:p text:style-name="P70">3 – Giant centipede</text:p>
              </text:list-item>
              <text:list-item>
                <text:p text:style-name="P70">4 – Fire elemental, lesser</text:p>
              </text:list-item>
              <text:list-item>
                <text:p text:style-name="P70">5 – Water elemental, lesser</text:p>
              </text:list-item>
              <text:list-item>
                <text:p text:style-name="P70">6 – Humanoid</text:p>
              </text:list-item>
              <text:list-item>
                <text:p text:style-name="P70">7 – Rat, giant</text:p>
              </text:list-item>
              <text:list-item>
                <text:p text:style-name="P70">8 – Wolf, Common</text:p>
              </text:list-item>
            </text:list>
          </table:table-cell>
          <table:table-cell table:style-name="Table2.F2" office:value-type="string">
            <text:list xml:id="list95325985032004" text:continue-numbering="true" text:style-name="WWNum29">
              <text:list-item>
                <text:p text:style-name="P101">Creature is level 5 / x1 / +4 DL</text:p>
              </text:list-item>
              <text:list-item>
                <text:p text:style-name="P101">Creature is level 9 / x1 / +4 Dl</text:p>
              </text:list-item>
              <text:list-item>
                <text:p text:style-name="P101">Creature is level 13 / x1 / +4 DL</text:p>
              </text:list-item>
            </text:list>
          </table:table-cell>
        </table:table-row>
        <table:table-row>
          <table:table-cell table:style-name="Table2.A2" office:value-type="string">
            <text:p text:style-name="P25">Portal Hand</text:p>
          </table:table-cell>
          <table:table-cell table:style-name="Table2.A2" office:value-type="string">
            <text:p text:style-name="P25">VS</text:p>
          </table:table-cell>
          <table:table-cell table:style-name="Table2.C3" office:value-type="float" office:value="14">
            <text:p text:style-name="P25">14</text:p>
          </table:table-cell>
          <table:table-cell table:style-name="Table2.A2" office:value-type="string">
            <text:p text:style-name="P25">Inst</text:p>
          </table:table-cell>
          <table:table-cell table:style-name="Table2.A2" office:value-type="string">
            <text:list xml:id="list95327069730380" text:continue-numbering="true" text:style-name="WWNum29">
              <text:list-item>
                <text:p text:style-name="P70">You create a small portal through a barrier, or into an enclosed space</text:p>
              </text:list-item>
              <text:list-item>
                <text:p text:style-name="P70">You can grasp items and pull them through the portal</text:p>
              </text:list-item>
              <text:list-item>
                <text:p text:style-name="P70">You gain no special perception and cannot see through the barrier <text:soft-page-break/>you are breaching</text:p>
              </text:list-item>
              <text:list-item>
                <text:p text:style-name="P70">Using portal hand to reach into a trapped container, or through a trapped door has a 4/12 chance of setting off the trap</text:p>
              </text:list-item>
            </text:list>
          </table:table-cell>
          <table:table-cell table:style-name="Table2.F2" office:value-type="string">
            <text:list xml:id="list95327353565413" text:continue-numbering="true" text:style-name="WWNum29">
              <text:list-item>
                <text:p text:style-name="P99">Chance to set off trap -1 / x3 / +2 DL</text:p>
              </text:list-item>
              <text:list-item>
                <text:p text:style-name="P99">Option – you can see as well as reach through the barrier / x1 / +3 DL</text:p>
              </text:list-item>
            </text:list>
          </table:table-cell>
        </table:table-row>
        <table:table-row>
          <table:table-cell table:style-name="Table2.A2" office:value-type="string">
            <text:p text:style-name="P24">Portal Shield</text:p>
          </table:table-cell>
          <table:table-cell table:style-name="Table2.A2" office:value-type="string">
            <text:p text:style-name="P24">C</text:p>
          </table:table-cell>
          <table:table-cell table:style-name="Table2.C3" office:value-type="float" office:value="10">
            <text:p text:style-name="P24">10</text:p>
          </table:table-cell>
          <table:table-cell table:style-name="Table2.A2" office:value-type="string">
            <text:p text:style-name="P24">6 R</text:p>
          </table:table-cell>
          <table:table-cell table:style-name="Table2.A2" office:value-type="string">
            <text:list xml:id="list95327157471632" text:continue-numbering="true" text:style-name="WWNum29">
              <text:list-item>
                <text:p text:style-name="P96">You create a shield on your arm, giving a +1 block defense</text:p>
              </text:list-item>
              <text:list-item>
                <text:p text:style-name="P96">Free Block(1)</text:p>
              </text:list-item>
              <text:list-item>
                <text:p text:style-name="P100">Your hand is in use while this spell is in effect and you cannot cast spells, or use 2-handed weapons</text:p>
              </text:list-item>
            </text:list>
          </table:table-cell>
          <table:table-cell table:style-name="Table2.F2" office:value-type="string">
            <text:list xml:id="list95327090167107" text:continue-numbering="true" text:style-name="WWNum29">
              <text:list-item>
                <text:p text:style-name="P96">Defense +1 / x2 / +3 DL</text:p>
              </text:list-item>
              <text:list-item>
                <text:p text:style-name="P100">Free Block +1 / x1 / +6 DL</text:p>
              </text:list-item>
            </text:list>
          </table:table-cell>
        </table:table-row>
        <table:table-row>
          <table:table-cell table:style-name="Table2.A2" office:value-type="string">
            <text:p text:style-name="P23">Skip</text:p>
          </table:table-cell>
          <table:table-cell table:style-name="Table2.A2" office:value-type="string">
            <text:p text:style-name="P23">C</text:p>
          </table:table-cell>
          <table:table-cell table:style-name="Table2.A2" office:value-type="string">
            <text:p text:style-name="P23">14</text:p>
          </table:table-cell>
          <table:table-cell table:style-name="Table2.A2" office:value-type="string">
            <text:p text:style-name="P23">Inst</text:p>
          </table:table-cell>
          <table:table-cell table:style-name="Table2.A2" office:value-type="string">
            <text:list xml:id="list95327309222181" text:continue-numbering="true" text:style-name="WWNum29">
              <text:list-item>
                <text:p text:style-name="P70">You create a portal adjacent to you and a second portal up to <text:span text:style-name="T15">20</text:span> hexes away</text:p>
              </text:list-item>
              <text:list-item>
                <text:p text:style-name="P70">The first person to step through either portal appears at the site of the other portal, and both portals vanish</text:p>
              </text:list-item>
              <text:list-item>
                <text:p text:style-name="P70">Requires line of sight</text:p>
              </text:list-item>
            </text:list>
          </table:table-cell>
          <table:table-cell table:style-name="Table2.F2" office:value-type="string">
            <text:list xml:id="list95325697586294" text:continue-numbering="true" text:style-name="WWNum29">
              <text:list-item>
                <text:p text:style-name="P99">Option – you can cast spells through the portal, with each spell counting as a person / x1 / +3 DL</text:p>
              </text:list-item>
              <text:list-item>
                <text:p text:style-name="P94">Portal lasts +1 people / x3 / +2 DL</text:p>
              </text:list-item>
              <text:list-item>
                <text:p text:style-name="P94">Range x2 / x2 / +4 DL</text:p>
              </text:list-item>
            </text:list>
          </table:table-cell>
        </table:table-row>
      </table:table>
      <text:p text:style-name="P63"/>
      <text:p text:style-name="P49">Chaos shield table</text:p>
      <text:p text:style-name="P49"/>
      <table:table table:name="Table3" table:style-name="Table3">
        <table:table-column table:style-name="Table3.A"/>
        <table:table-column table:style-name="Table3.B"/>
        <table:table-row table:style-name="Table3.1">
          <table:table-cell table:style-name="Table3.A1" office:value-type="string">
            <text:p text:style-name="P1">Roll d12</text:p>
          </table:table-cell>
          <table:table-cell table:style-name="Table3.A1" office:value-type="string">
            <text:p text:style-name="P1">Benefit</text:p>
          </table:table-cell>
        </table:table-row>
        <table:table-row table:style-name="Table3.1">
          <table:table-cell table:style-name="Table3.A1" office:value-type="string">
            <text:p text:style-name="P1">1</text:p>
          </table:table-cell>
          <table:table-cell table:style-name="Table3.A1" office:value-type="string">
            <text:p text:style-name="P1">The portals act as shields, increasing your defenses by 2.</text:p>
          </table:table-cell>
        </table:table-row>
        <table:table-row table:style-name="Table3.1">
          <table:table-cell table:style-name="Table3.A1" office:value-type="string">
            <text:p text:style-name="P1">2</text:p>
          </table:table-cell>
          <table:table-cell table:style-name="Table3.A1" office:value-type="string">
            <text:p text:style-name="P1">The portals attack, slicing through anyone adjacent to you. They do 1d6 penetrating damage.</text:p>
          </table:table-cell>
        </table:table-row>
        <table:table-row table:style-name="Table3.1">
          <table:table-cell table:style-name="Table3.A1" office:value-type="string">
            <text:p text:style-name="P1">3</text:p>
          </table:table-cell>
          <table:table-cell table:style-name="Table3.A1" office:value-type="string">
            <text:p text:style-name="P1">The portals destroy any missiles coming at you on an 8/12.</text:p>
          </table:table-cell>
        </table:table-row>
        <table:table-row table:style-name="Table3.1">
          <table:table-cell table:style-name="Table3.A1" office:value-type="string">
            <text:p text:style-name="P1">4</text:p>
          </table:table-cell>
          <table:table-cell table:style-name="Table3.A1" office:value-type="string">
            <text:p text:style-name="P1">The portals teleport you up to 20 hexes away as a <text:span text:style-name="T16">1/2</text:span> action.</text:p>
          </table:table-cell>
        </table:table-row>
        <table:table-row table:style-name="Table3.1">
          <table:table-cell table:style-name="Table3.A1" office:value-type="string">
            <text:p text:style-name="P1">5</text:p>
          </table:table-cell>
          <table:table-cell table:style-name="Table3.A1" office:value-type="string">
            <text:p text:style-name="P1">The portals increase your armor value by 1.</text:p>
          </table:table-cell>
        </table:table-row>
        <table:table-row table:style-name="Table3.1">
          <table:table-cell table:style-name="Table3.A1" office:value-type="string">
            <text:p text:style-name="P1">6</text:p>
          </table:table-cell>
          <table:table-cell table:style-name="Table3.A1" office:value-type="string">
            <text:p text:style-name="P1">The portals partially deflect spells. All of your spell saves are increased by 4.</text:p>
          </table:table-cell>
        </table:table-row>
        <table:table-row table:style-name="Table3.1">
          <table:table-cell table:style-name="Table3.A1" office:value-type="string">
            <text:p text:style-name="P1">7</text:p>
          </table:table-cell>
          <table:table-cell table:style-name="Table3.A1" office:value-type="string">
            <text:p text:style-name="P1">The portals carry you, increasing your movement by 4.</text:p>
          </table:table-cell>
        </table:table-row>
        <table:table-row table:style-name="Table3.1">
          <table:table-cell table:style-name="Table3.A1" office:value-type="string">
            <text:p text:style-name="P1">8</text:p>
          </table:table-cell>
          <table:table-cell table:style-name="Table3.A1" office:value-type="string">
            <text:p text:style-name="P1">The portals distract your enemies, allowing you to disengage from melee without suffering a free attack.</text:p>
          </table:table-cell>
        </table:table-row>
        <table:table-row table:style-name="Table3.1">
          <table:table-cell table:style-name="Table3.A1" office:value-type="string">
            <text:p text:style-name="P1">9</text:p>
          </table:table-cell>
          <table:table-cell table:style-name="Table3.A1" office:value-type="string">
            <text:p text:style-name="P1">Your melee attacks get Pierce(3).<text:bookmark text:name="_GoBack"/></text:p>
          </table:table-cell>
        </table:table-row>
        <table:table-row table:style-name="Table3.1">
          <table:table-cell table:style-name="Table3.A1" office:value-type="string">
            <text:p text:style-name="P1">10</text:p>
          </table:table-cell>
          <table:table-cell table:style-name="Table3.A1" office:value-type="string">
            <text:p text:style-name="P1">The portals engulf a single adjacent opponent, teleporting him 2d8 hexes in a random direction (<text:span text:style-name="T16">reflex</text:span> 15).</text:p>
          </table:table-cell>
        </table:table-row>
        <table:table-row table:style-name="Table3.1">
          <table:table-cell table:style-name="Table3.A1" office:value-type="string">
            <text:p text:style-name="P1">11</text:p>
          </table:table-cell>
          <table:table-cell table:style-name="Table3.A1" office:value-type="string">
            <text:p text:style-name="P1">The portals engulf a single adjacent opponent, trapping him (<text:span text:style-name="T16">reflex</text:span> 15). Once trapped, he can do nothing but attempt to break free (<text:span text:style-name="T16">muscle</text:span>, <text:span text:style-name="T16">power</text:span> 17). The portals can only trap a single opponent. Switching abilities frees the victim.</text:p>
          </table:table-cell>
        </table:table-row>
        <table:table-row table:style-name="Table3.1">
          <table:table-cell table:style-name="Table3.A1" office:value-type="string">
            <text:p text:style-name="P1">12</text:p>
          </table:table-cell>
          <table:table-cell table:style-name="Table3.A1" office:value-type="string">
            <text:p text:style-name="P1">The portals take an adjacent opponent and teleport him into the air (<text:span text:style-name="T16">reflex</text:span> 15). He falls, taking 3d6 damage and he is prone.</text:p>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table:number-columns-spanned="6" office:value-type="string">
            <text:p text:style-name="P5">Hydrix – Spirit of Water</text:p>
          </table:table-cell>
          <table:covered-table-cell/>
          <table:covered-table-cell/>
          <table:covered-table-cell/>
          <table:covered-table-cell/>
          <table:covered-table-cell/>
        </table:table-row>
        <table:table-row table:style-name="Table9.2">
          <table:table-cell table:style-name="Table9.A2" office:value-type="string">
            <text:p text:style-name="P14">Spell</text:p>
          </table:table-cell>
          <table:table-cell table:style-name="Table9.A2" office:value-type="string">
            <text:p text:style-name="P8">CT</text:p>
          </table:table-cell>
          <table:table-cell table:style-name="Table9.A2" office:value-type="string">
            <text:p text:style-name="P14">DL</text:p>
          </table:table-cell>
          <table:table-cell table:style-name="Table9.A2" office:value-type="string">
            <text:p text:style-name="P8">DR</text:p>
          </table:table-cell>
          <table:table-cell table:style-name="Table9.A2" office:value-type="string">
            <text:p text:style-name="P14">Effects</text:p>
          </table:table-cell>
          <table:table-cell table:style-name="Table9.F2" office:value-type="string">
            <text:p text:style-name="P11">Enhancements</text:p>
          </table:table-cell>
        </table:table-row>
        <table:table-row>
          <table:table-cell table:style-name="Table9.A2" office:value-type="string">
            <text:p text:style-name="P26">Blood to Water</text:p>
          </table:table-cell>
          <table:table-cell table:style-name="Table9.A2" office:value-type="string">
            <text:p text:style-name="P26">S</text:p>
          </table:table-cell>
          <table:table-cell table:style-name="Table9.C3" office:value-type="float" office:value="10">
            <text:p text:style-name="P26">10</text:p>
          </table:table-cell>
          <table:table-cell table:style-name="Table9.A2" office:value-type="string">
            <text:p text:style-name="P26">Inst</text:p>
          </table:table-cell>
          <table:table-cell table:style-name="Table9.A2" office:value-type="string">
            <text:list xml:id="list95326050575038" text:continue-numbering="true" text:style-name="WWNum29">
              <text:list-item>
                <text:p text:style-name="P103">Lose 1 hit point and create enough water to sustain a person for a single day</text:p>
              </text:list-item>
            </text:list>
          </table:table-cell>
          <table:table-cell table:style-name="Table9.F2" office:value-type="string">
            <text:list xml:id="list95327805059063" text:continue-numbering="true" text:style-name="WWNum29">
              <text:list-item>
                <text:p text:style-name="P103">None</text:p>
              </text:list-item>
            </text:list>
          </table:table-cell>
        </table:table-row>
        <table:table-row>
          <table:table-cell table:style-name="Table9.A2" office:value-type="string">
            <text:p text:style-name="P33">Cure Poison</text:p>
          </table:table-cell>
          <table:table-cell table:style-name="Table9.A2" office:value-type="string">
            <text:p text:style-name="P33">C</text:p>
          </table:table-cell>
          <table:table-cell table:style-name="Table9.C3" office:value-type="float" office:value="18">
            <text:p text:style-name="P33">18</text:p>
          </table:table-cell>
          <table:table-cell table:style-name="Table9.A2" office:value-type="string">
            <text:p text:style-name="P33">Inst</text:p>
          </table:table-cell>
          <table:table-cell table:style-name="Table9.A2" office:value-type="string">
            <text:list xml:id="list95327626465855" text:continue-numbering="true" text:style-name="WWNum29">
              <text:list-item>
                <text:p text:style-name="P104">Removes effects of poison from target</text:p>
              </text:list-item>
            </text:list>
          </table:table-cell>
          <table:table-cell table:style-name="Table9.F2" office:value-type="string">
            <text:list xml:id="list95326845904338" text:continue-numbering="true" text:style-name="WWNum29">
              <text:list-item>
                <text:p text:style-name="P104">None</text:p>
              </text:list-item>
            </text:list>
          </table:table-cell>
        </table:table-row>
        <table:table-row>
          <table:table-cell table:style-name="Table9.A2" office:value-type="string">
            <text:p text:style-name="P28">Detect Water</text:p>
          </table:table-cell>
          <table:table-cell table:style-name="Table9.A2" office:value-type="string">
            <text:p text:style-name="P28">S</text:p>
          </table:table-cell>
          <table:table-cell table:style-name="Table9.C3" office:value-type="float" office:value="10">
            <text:p text:style-name="P28">10</text:p>
          </table:table-cell>
          <table:table-cell table:style-name="Table9.A2" office:value-type="string">
            <text:p text:style-name="P28">10 m</text:p>
          </table:table-cell>
          <table:table-cell table:style-name="Table9.A2" office:value-type="string">
            <text:list xml:id="list95327861145937" text:continue-numbering="true" text:style-name="WWNum29">
              <text:list-item>
                <text:p text:style-name="P105">Detect water within 60 hexes</text:p>
              </text:list-item>
            </text:list>
          </table:table-cell>
          <table:table-cell table:style-name="Table9.F2" office:value-type="string">
            <text:list xml:id="list95327161732513" text:continue-numbering="true" text:style-name="WWNum29">
              <text:list-item>
                <text:p text:style-name="P71">duration 5x / 2x /+<text:span text:style-name="T10">3</text:span> DL</text:p>
              </text:list-item>
              <text:list-item>
                <text:p text:style-name="P71">Radius x2 / 3x / +<text:span text:style-name="T13">3</text:span> DL</text:p>
              </text:list-item>
            </text:list>
          </table:table-cell>
        </table:table-row>
        <table:table-row>
          <table:table-cell table:style-name="Table9.A2" office:value-type="string">
            <text:p text:style-name="P29">Ice Blast</text:p>
          </table:table-cell>
          <table:table-cell table:style-name="Table9.A2" office:value-type="string">
            <text:p text:style-name="P23">C</text:p>
          </table:table-cell>
          <table:table-cell table:style-name="Table9.C3" office:value-type="float" office:value="10">
            <text:p text:style-name="P29">10</text:p>
          </table:table-cell>
          <table:table-cell table:style-name="Table9.A2" office:value-type="string">
            <text:p text:style-name="P29">inst</text:p>
          </table:table-cell>
          <table:table-cell table:style-name="Table9.A2" office:value-type="string">
            <text:list xml:id="list95327037009867" text:continue-numbering="true" text:style-name="WWNum29">
              <text:list-item>
                <text:p text:style-name="P106">A frozen blast that does 2d6 ice damage</text:p>
              </text:list-item>
              <text:list-item>
                <text:p text:style-name="P106">Save Toughness 12 or be Chilled for <text:s/>1 round</text:p>
              </text:list-item>
            </text:list>
          </table:table-cell>
          <table:table-cell table:style-name="Table9.F2" office:value-type="string">
            <text:list xml:id="list95326337294601" text:continue-numbering="true" text:style-name="WWNum29">
              <text:list-item>
                <text:p text:style-name="P76">Accuracy +2 / <text:span text:style-name="T8">x2 / </text:span>+<text:span text:style-name="T7">2</text:span> DL</text:p>
              </text:list-item>
              <text:list-item>
                <text:p text:style-name="P106">Chill lasts 1d3 rounds / x1 / +3 DL</text:p>
              </text:list-item>
              <text:list-item>
                <text:p text:style-name="P76">Increase Dmg Dice / x3 /+3 DL</text:p>
              </text:list-item>
              <text:list-item>
                <text:p text:style-name="P82">Option – <text:span text:style-name="T17">Attacks 3 targets, but damage is reduced by 1 die step / x1 / +0 DL</text:span></text:p>
              </text:list-item>
              <text:list-item>
                <text:p text:style-name="P92">Save DL +2 / x3 / +2 DL</text:p>
              </text:list-item>
            </text:list>
          </table:table-cell>
        </table:table-row>
        <table:table-row>
          <table:table-cell table:style-name="Table9.A2" office:value-type="string">
            <text:p text:style-name="P26">Icy Blood</text:p>
          </table:table-cell>
          <table:table-cell table:style-name="Table9.A2" office:value-type="string">
            <text:p text:style-name="P26">C</text:p>
          </table:table-cell>
          <table:table-cell table:style-name="Table9.C3" office:value-type="float" office:value="10">
            <text:p text:style-name="P26">10</text:p>
          </table:table-cell>
          <table:table-cell table:style-name="Table9.A2" office:value-type="string">
            <text:p text:style-name="P26">1 h</text:p>
          </table:table-cell>
          <table:table-cell table:style-name="Table9.A2" office:value-type="string">
            <text:list xml:id="list95326345662380" text:continue-numbering="true" text:style-name="WWNum29">
              <text:list-item>
                <text:p text:style-name="P103">+2 Toughness</text:p>
              </text:list-item>
            </text:list>
          </table:table-cell>
          <table:table-cell table:style-name="Table9.F2" office:value-type="string">
            <text:list xml:id="list95326681471254" text:continue-numbering="true" text:style-name="WWNum29">
              <text:list-item>
                <text:p text:style-name="P71">duration 5x / 2x /+<text:span text:style-name="T10">3</text:span> DL</text:p>
              </text:list-item>
              <text:list-item>
                <text:p text:style-name="P84">Morph – affects <text:span text:style-name="T18">charisma</text:span> instead of <text:span text:style-name="T18">toughness</text:span> / x1 / +4 DL</text:p>
              </text:list-item>
              <text:list-item>
                <text:p text:style-name="P71"><text:span text:style-name="T18">Toughness</text:span> +<text:span text:style-name="T11">2</text:span> / x<text:span text:style-name="T11">1</text:span> / +<text:span text:style-name="T11">6 </text:span>DL</text:p>
              </text:list-item>
            </text:list>
          </table:table-cell>
        </table:table-row>
        <table:table-row>
          <table:table-cell table:style-name="Table9.A2" office:value-type="string">
            <text:p text:style-name="P29">Healing Spring</text:p>
          </table:table-cell>
          <table:table-cell table:style-name="Table9.A2" office:value-type="string">
            <text:p text:style-name="P29">C</text:p>
          </table:table-cell>
          <table:table-cell table:style-name="Table9.C3" office:value-type="float" office:value="14">
            <text:p text:style-name="P29">14</text:p>
          </table:table-cell>
          <table:table-cell table:style-name="Table9.A2" office:value-type="string">
            <text:p text:style-name="P29">Inst</text:p>
          </table:table-cell>
          <table:table-cell table:style-name="Table9.A2" office:value-type="string">
            <text:list xml:id="list95326856378304" text:continue-numbering="true" text:style-name="WWNum29">
              <text:list-item>
                <text:p text:style-name="P106">2d3 heal for all in 1 hex radius</text:p>
              </text:list-item>
            </text:list>
          </table:table-cell>
          <table:table-cell table:style-name="Table9.F2" office:value-type="string">
            <text:list xml:id="list95326956324450" text:continue-numbering="true" text:style-name="WWNum29">
              <text:list-item>
                <text:p text:style-name="P85">Increase <text:span text:style-name="T19">Heal</text:span> Dice / x<text:span text:style-name="T17">3</text:span> / +3 DL</text:p>
              </text:list-item>
              <text:list-item>
                <text:p text:style-name="P106">Option – Spring lasts for 3 rounds, but allies can still only be healed once by this spell / x1 / +2 DL</text:p>
              </text:list-item>
              <text:list-item>
                <text:p text:style-name="P107">Radius +1 / x1 / +2 DL</text:p>
              </text:list-item>
            </text:list>
          </table:table-cell>
        </table:table-row>
        <table:table-row>
          <table:table-cell table:style-name="Table9.A2" office:value-type="string">
            <text:p text:style-name="P26">Pure Water</text:p>
          </table:table-cell>
          <table:table-cell table:style-name="Table9.A2" office:value-type="string">
            <text:p text:style-name="P26">S</text:p>
          </table:table-cell>
          <table:table-cell table:style-name="Table9.C3" office:value-type="float" office:value="10">
            <text:p text:style-name="P26">10</text:p>
          </table:table-cell>
          <table:table-cell table:style-name="Table9.A2" office:value-type="string">
            <text:p text:style-name="P26">Inst</text:p>
          </table:table-cell>
          <table:table-cell table:style-name="Table9.A2" office:value-type="string">
            <text:list xml:id="list95327517736279" text:continue-numbering="true" text:style-name="WWNum29">
              <text:list-item>
                <text:p text:style-name="P103">You purify a barrel of water</text:p>
              </text:list-item>
            </text:list>
          </table:table-cell>
          <table:table-cell table:style-name="Table9.F2" office:value-type="string">
            <text:list xml:id="list95327610617838" text:continue-numbering="true" text:style-name="WWNum29">
              <text:list-item>
                <text:p text:style-name="P103">Amount x2 / x3 / +2 DL</text:p>
              </text:list-item>
            </text:list>
          </table:table-cell>
        </table:table-row>
        <table:table-row>
          <table:table-cell table:style-name="Table9.A2" office:value-type="string">
            <text:p text:style-name="P31">Wall of Water</text:p>
          </table:table-cell>
          <table:table-cell table:style-name="Table9.A2" office:value-type="string">
            <text:p text:style-name="P31">C</text:p>
          </table:table-cell>
          <table:table-cell table:style-name="Table9.C3" office:value-type="float" office:value="18">
            <text:p text:style-name="P31">18</text:p>
          </table:table-cell>
          <table:table-cell table:style-name="Table9.A2" office:value-type="string">
            <text:p text:style-name="P31">6 r</text:p>
          </table:table-cell>
          <table:table-cell table:style-name="Table9.A2" office:value-type="string">
            <text:list xml:id="list95327548411186" text:continue-numbering="true" text:style-name="WWNum29">
              <text:list-item>
                <text:p text:style-name="P110">Creates a 5 hex wall of water</text:p>
              </text:list-item>
              <text:list-item>
                <text:p text:style-name="P110">Blocks normal attacks as a wall would</text:p>
              </text:list-item>
              <text:list-item>
                <text:p text:style-name="P110">Attacks from siege weapons, giant creatures go through normally, as do pierce attacks with reach</text:p>
              </text:list-item>
              <text:list-item>
                <text:p text:style-name="P111">Anyone trying to walk through the wall must make an athletics check (swim DL 16)</text:p>
              </text:list-item>
              <text:list-item>
                <text:p text:style-name="P111">Success means they make it through but have to stop on the other side</text:p>
              </text:list-item>
              <text:list-item>
                <text:p text:style-name="P111">Failure means they cannot enter the hex and drown for 2d8 penetrating damage</text:p>
              </text:list-item>
            </text:list>
          </table:table-cell>
          <table:table-cell table:style-name="Table9.F2" office:value-type="string">
            <text:list xml:id="list95326942187524" text:continue-numbering="true" text:style-name="WWNum29">
              <text:list-item>
                <text:p text:style-name="P111">Hexes +2 / x4 / +2 DL</text:p>
              </text:list-item>
              <text:list-item>
                <text:p text:style-name="P104">wall can move 2 hex per round / x1 / +4 DL</text:p>
              </text:list-item>
            </text:list>
          </table:table-cell>
        </table:table-row>
        <table:table-row>
          <table:table-cell table:style-name="Table9.A2" office:value-type="string">
            <text:p text:style-name="P28">Water Walk</text:p>
          </table:table-cell>
          <table:table-cell table:style-name="Table9.A2" office:value-type="string">
            <text:p text:style-name="P28">VS</text:p>
          </table:table-cell>
          <table:table-cell table:style-name="Table9.C3" office:value-type="float" office:value="14">
            <text:p text:style-name="P28">14</text:p>
          </table:table-cell>
          <table:table-cell table:style-name="Table9.A2" office:value-type="string">
            <text:p text:style-name="P28">10 m</text:p>
          </table:table-cell>
          <table:table-cell table:style-name="Table9.A2" office:value-type="string">
            <text:list xml:id="list95327590609703" text:continue-numbering="true" text:style-name="WWNum29">
              <text:list-item>
                <text:p text:style-name="P105">You can walk on water as though it were normal ground</text:p>
              </text:list-item>
              <text:list-item>
                <text:p text:style-name="P105">Rolling waves might require a skill check (DL 10-20) to avoid being knocked down</text:p>
              </text:list-item>
            </text:list>
          </table:table-cell>
          <table:table-cell table:style-name="Table9.F2" office:value-type="string">
            <text:list xml:id="list95326508342838" text:continue-numbering="true" text:style-name="WWNum29">
              <text:list-item>
                <text:p text:style-name="P72">duration 5x / 2x /+<text:span text:style-name="T10">3</text:span> DL</text:p>
              </text:list-item>
              <text:list-item>
                <text:p text:style-name="P111">Targets +3 / x3 / +2 DL</text:p>
              </text:list-item>
            </text:list>
          </table:table-cell>
        </table:table-row>
      </table:table>
      <text:p text:style-name="P60"/>
      <text:p text:style-name="P61"/>
      <text:p text:style-name="P61"/>
      <text:p text:style-name="P61"/>
      <text:p text:style-name="P61"/>
      <text:p text:style-name="P61"/>
      <text:p text:style-name="P61"/>
      <text:p text:style-name="P61"><text:soft-page-break/></text:p>
      <text:p text:style-name="P6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6">Shard of Thox</text:p>
          </table:table-cell>
          <table:covered-table-cell/>
          <table:covered-table-cell/>
          <table:covered-table-cell/>
          <table:covered-table-cell/>
          <table:covered-table-cell/>
        </table:table-row>
        <table:table-row table:style-name="Table4.2">
          <table:table-cell table:style-name="Table4.A2" office:value-type="string">
            <text:p text:style-name="P15">Spell</text:p>
          </table:table-cell>
          <table:table-cell table:style-name="Table4.A2" office:value-type="string">
            <text:p text:style-name="P9">CT</text:p>
          </table:table-cell>
          <table:table-cell table:style-name="Table4.A2" office:value-type="string">
            <text:p text:style-name="P15">DL</text:p>
          </table:table-cell>
          <table:table-cell table:style-name="Table4.A2" office:value-type="string">
            <text:p text:style-name="P9">DR</text:p>
          </table:table-cell>
          <table:table-cell table:style-name="Table4.A2" office:value-type="string">
            <text:p text:style-name="P15">Effects</text:p>
          </table:table-cell>
          <table:table-cell table:style-name="Table4.F2" office:value-type="string">
            <text:p text:style-name="P12">Enhancements</text:p>
          </table:table-cell>
        </table:table-row>
        <table:table-row>
          <table:table-cell table:style-name="Table4.A2" office:value-type="string">
            <text:p text:style-name="P31">Call Wind</text:p>
          </table:table-cell>
          <table:table-cell table:style-name="Table4.A2" office:value-type="string">
            <text:p text:style-name="P31">C</text:p>
          </table:table-cell>
          <table:table-cell table:style-name="Table4.C3" office:value-type="float" office:value="10">
            <text:p text:style-name="P27">10</text:p>
          </table:table-cell>
          <table:table-cell table:style-name="Table4.A2" office:value-type="string">
            <text:p text:style-name="P31">1 r</text:p>
          </table:table-cell>
          <table:table-cell table:style-name="Table4.A2" office:value-type="string">
            <text:list xml:id="list95327675778413" text:continue-numbering="true" text:style-name="WWNum29">
              <text:list-item>
                <text:p text:style-name="P110">Minor telekenisis with Muscle of 6</text:p>
              </text:list-item>
            </text:list>
          </table:table-cell>
          <table:table-cell table:style-name="Table4.F2" office:value-type="string">
            <text:list xml:id="list95326677166853" text:continue-numbering="true" text:style-name="WWNum29">
              <text:list-item>
                <text:p text:style-name="P112">Duration x5 / x2 / +2 DL</text:p>
              </text:list-item>
              <text:list-item>
                <text:p text:style-name="P114">Muscle +4 / x3 / +3 DL</text:p>
              </text:list-item>
            </text:list>
          </table:table-cell>
        </table:table-row>
        <table:table-row>
          <table:table-cell table:style-name="Table4.A2" office:value-type="string">
            <text:p text:style-name="P31">Lightning Bolt</text:p>
          </table:table-cell>
          <table:table-cell table:style-name="Table4.A2" office:value-type="string">
            <text:p text:style-name="P31">C</text:p>
          </table:table-cell>
          <table:table-cell table:style-name="Table4.C3" office:value-type="float" office:value="10">
            <text:p text:style-name="P31">10</text:p>
          </table:table-cell>
          <table:table-cell table:style-name="Table4.A2" office:value-type="string">
            <text:p text:style-name="P31">Inst</text:p>
          </table:table-cell>
          <table:table-cell table:style-name="Table4.A2" office:value-type="string">
            <text:list xml:id="list95327186984879" text:continue-numbering="true" text:style-name="WWNum29">
              <text:list-item>
                <text:p text:style-name="P110">2d6 Lightning Bolt</text:p>
              </text:list-item>
              <text:list-item>
                <text:p text:style-name="P110">Daze(3) &amp; Stun(1)</text:p>
              </text:list-item>
            </text:list>
          </table:table-cell>
          <table:table-cell table:style-name="Table4.F2" office:value-type="string">
            <text:list xml:id="list95327115267518" text:continue-numbering="true" text:style-name="WWNum29">
              <text:list-item>
                <text:p text:style-name="P77">Accuracy +2 / <text:span text:style-name="T8">x2 / </text:span>+<text:span text:style-name="T7">2</text:span> DL</text:p>
              </text:list-item>
              <text:list-item>
                <text:p text:style-name="P77">Increase Dmg Dice / x3 /+3 DL</text:p>
              </text:list-item>
              <text:list-item>
                <text:p text:style-name="P83">Option – <text:span text:style-name="T20">Attack gains chain(8) up to 4 hexes away / x1 / +3 DL</text:span></text:p>
              </text:list-item>
              <text:list-item>
                <text:p text:style-name="P97">Proc +1 / x3 / +<text:span text:style-name="T14">3</text:span> DL</text:p>
              </text:list-item>
            </text:list>
          </table:table-cell>
        </table:table-row>
        <table:table-row>
          <table:table-cell table:style-name="Table4.A2" office:value-type="string">
            <text:p text:style-name="P32">Lightning's Emmisary</text:p>
          </table:table-cell>
          <table:table-cell table:style-name="Table4.A2" office:value-type="string">
            <text:p text:style-name="P32">S</text:p>
          </table:table-cell>
          <table:table-cell table:style-name="Table4.C3" office:value-type="float" office:value="10">
            <text:p text:style-name="P32">10</text:p>
          </table:table-cell>
          <table:table-cell table:style-name="Table4.A2" office:value-type="string">
            <text:p text:style-name="P32">10 m</text:p>
          </table:table-cell>
          <table:table-cell table:style-name="Table4.A2" office:value-type="string">
            <text:list xml:id="list95326217472057" text:continue-numbering="true" text:style-name="WWNum29">
              <text:list-item>
                <text:p text:style-name="P114">Minor electric aura surrounds you</text:p>
              </text:list-item>
              <text:list-item>
                <text:p text:style-name="P114">+2 to social checks to persuade, diplomacy, or interrogate if a display of power is appropriate</text:p>
              </text:list-item>
            </text:list>
          </table:table-cell>
          <table:table-cell table:style-name="Table4.F2" office:value-type="string">
            <text:list xml:id="list95325812503841" text:continue-numbering="true" text:style-name="WWNum29">
              <text:list-item>
                <text:p text:style-name="P115">Bonus +1 / x2 / +4 DL</text:p>
              </text:list-item>
              <text:list-item>
                <text:p text:style-name="P112">Duration x5 / x2 / +2 DL</text:p>
              </text:list-item>
              <text:list-item>
                <text:p text:style-name="P114">Enemy has to save Charisma, Power DL+2 to start combat with you / x1 / +4 DL</text:p>
              </text:list-item>
            </text:list>
          </table:table-cell>
        </table:table-row>
        <table:table-row>
          <table:table-cell table:style-name="Table4.A2" office:value-type="string">
            <text:p text:style-name="P34">Lightning Touch</text:p>
          </table:table-cell>
          <table:table-cell table:style-name="Table4.A2" office:value-type="string">
            <text:p text:style-name="P34">C</text:p>
          </table:table-cell>
          <table:table-cell table:style-name="Table4.C3" office:value-type="float" office:value="10">
            <text:p text:style-name="P34">10</text:p>
          </table:table-cell>
          <table:table-cell table:style-name="Table4.A2" office:value-type="string">
            <text:p text:style-name="P34">3 r</text:p>
          </table:table-cell>
          <table:table-cell table:style-name="Table4.A2" office:value-type="string">
            <text:list xml:id="list95327706332264" text:continue-numbering="true" text:style-name="WWNum29">
              <text:list-item>
                <text:p text:style-name="P117">Your <text:span text:style-name="T1">touch</text:span><text:span text:style-name="T5"> becomes electrified</text:span></text:p>
              </text:list-item>
              <text:list-item>
                <text:p text:style-name="P131">Does 2d6 lightning damage</text:p>
              </text:list-item>
              <text:list-item>
                <text:p text:style-name="P131">Daze(3) &amp; Stun(1)</text:p>
              </text:list-item>
            </text:list>
          </table:table-cell>
          <table:table-cell table:style-name="Table4.F2" office:value-type="string">
            <text:list xml:id="list95326584206559" text:continue-numbering="true" text:style-name="WWNum29">
              <text:list-item>
                <text:p text:style-name="P78">Accuracy +2 / <text:span text:style-name="T8">x2 / </text:span>+<text:span text:style-name="T7">2</text:span> DL</text:p>
              </text:list-item>
              <text:list-item>
                <text:p text:style-name="P78">Increase Dmg Dice / x3 /+3 DL</text:p>
              </text:list-item>
              <text:list-item>
                <text:p text:style-name="P98">Proc +1 / x3 / +<text:span text:style-name="T14">3</text:span> DL</text:p>
              </text:list-item>
            </text:list>
          </table:table-cell>
        </table:table-row>
        <table:table-row>
          <table:table-cell table:style-name="Table4.A2" office:value-type="string">
            <text:p text:style-name="P31">Spark Skin</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95326615566087" text:continue-numbering="true" text:style-name="WWNum29">
              <text:list-item>
                <text:p text:style-name="P110">+1 defense vs metal weapons</text:p>
              </text:list-item>
              <text:list-item>
                <text:p text:style-name="P110">Anyone who touches you, or strikes you with a metal weapon takes 1d6 penetrating damage and gets stun(2)</text:p>
              </text:list-item>
            </text:list>
          </table:table-cell>
          <table:table-cell table:style-name="Table4.F2" office:value-type="string">
            <text:list xml:id="list95327229954617" text:continue-numbering="true" text:style-name="WWNum29">
              <text:list-item>
                <text:p text:style-name="P73">Defense +1 / x2 / +3 DL</text:p>
              </text:list-item>
              <text:list-item>
                <text:p text:style-name="P77">Increase Dmg Dice / x3 /+3 DL</text:p>
              </text:list-item>
              <text:list-item>
                <text:p text:style-name="P97">Proc +1 / x<text:span text:style-name="T20">2</text:span>/ +<text:span text:style-name="T14">3</text:span> DL</text:p>
              </text:list-item>
            </text:list>
          </table:table-cell>
        </table:table-row>
        <table:table-row>
          <table:table-cell table:style-name="Table4.A2" office:value-type="string">
            <text:p text:style-name="P31">Storm Cell</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95327333299503" text:continue-numbering="true" text:style-name="WWNum29">
              <text:list-item>
                <text:p text:style-name="P110">Creates a zone of radius 2</text:p>
              </text:list-item>
              <text:list-item>
                <text:p text:style-name="P110">Anyone entering the zone other than the caster takes 2d6 lightning damage</text:p>
              </text:list-item>
              <text:list-item>
                <text:p text:style-name="P110">Daze(4)</text:p>
              </text:list-item>
            </text:list>
          </table:table-cell>
          <table:table-cell table:style-name="Table4.F2" office:value-type="string">
            <text:list xml:id="list95326827181644" text:continue-numbering="true" text:style-name="WWNum29">
              <text:list-item>
                <text:p text:style-name="P77">Increase Dmg Dice / x3 /+3 DL</text:p>
              </text:list-item>
              <text:list-item>
                <text:p text:style-name="P97">Proc +1 / x<text:span text:style-name="T20">2</text:span>/ +<text:span text:style-name="T14">3</text:span> DL</text:p>
              </text:list-item>
              <text:list-item>
                <text:p text:style-name="P108">Radius +1 / x1 / +2 DL</text:p>
              </text:list-item>
            </text:list>
          </table:table-cell>
        </table:table-row>
        <table:table-row>
          <table:table-cell table:style-name="Table4.A2" office:value-type="string">
            <text:p text:style-name="P32">Summon Wind Elemental</text:p>
          </table:table-cell>
          <table:table-cell table:style-name="Table4.A2" office:value-type="string">
            <text:p text:style-name="P32">C</text:p>
          </table:table-cell>
          <table:table-cell table:style-name="Table4.C3" office:value-type="float" office:value="14">
            <text:p text:style-name="P32">14</text:p>
          </table:table-cell>
          <table:table-cell table:style-name="Table4.A2" office:value-type="string">
            <text:p text:style-name="P32">6 R</text:p>
          </table:table-cell>
          <table:table-cell table:style-name="Table4.A2" office:value-type="string">
            <text:list xml:id="list95326441175670" text:continue-numbering="true" text:style-name="WWNum29">
              <text:list-item>
                <text:p text:style-name="P114">Summons a minor wind elemental to fight for you</text:p>
              </text:list-item>
            </text:list>
          </table:table-cell>
          <table:table-cell table:style-name="Table4.F2" office:value-type="string">
            <text:list xml:id="list95327405188284" text:continue-numbering="true" text:style-name="WWNum29">
              <text:list-item>
                <text:p text:style-name="P102">Creature is level 5 / x1 / +4 DL</text:p>
              </text:list-item>
              <text:list-item>
                <text:p text:style-name="P102">Creature is level 9 / x1 / +4 Dl</text:p>
              </text:list-item>
              <text:list-item>
                <text:p text:style-name="P102">Creature is level 13 / x1 / +4 DL</text:p>
              </text:list-item>
            </text:list>
          </table:table-cell>
        </table:table-row>
        <table:table-row>
          <table:table-cell table:style-name="Table4.A2" office:value-type="string">
            <text:p text:style-name="P31">Wind Blast</text:p>
          </table:table-cell>
          <table:table-cell table:style-name="Table4.A2" office:value-type="string">
            <text:p text:style-name="P31">C</text:p>
          </table:table-cell>
          <table:table-cell table:style-name="Table4.C3" office:value-type="float" office:value="10">
            <text:p text:style-name="P31">10</text:p>
          </table:table-cell>
          <table:table-cell table:style-name="Table4.A2" office:value-type="string">
            <text:p text:style-name="P31">Inst</text:p>
          </table:table-cell>
          <table:table-cell table:style-name="Table4.A2" office:value-type="string">
            <text:list xml:id="list95326008541015" text:continue-numbering="true" text:style-name="WWNum29">
              <text:list-item>
                <text:p text:style-name="P110">2d6 physical damage</text:p>
              </text:list-item>
              <text:list-item>
                <text:p text:style-name="P110">Save muscle 12 or be knocked prone</text:p>
              </text:list-item>
            </text:list>
          </table:table-cell>
          <table:table-cell table:style-name="Table4.F2" office:value-type="string">
            <text:list xml:id="list95326772696348" text:continue-numbering="true" text:style-name="WWNum29">
              <text:list-item>
                <text:p text:style-name="P77">Accuracy +2 / <text:span text:style-name="T8">x2 / </text:span>+<text:span text:style-name="T7">2</text:span> DL</text:p>
              </text:list-item>
              <text:list-item>
                <text:p text:style-name="P77">Increase Dmg Dice / x3 /+3 DL</text:p>
              </text:list-item>
              <text:list-item>
                <text:p text:style-name="P86">Save DL +2 / x3 / +2 DL</text:p>
              </text:list-item>
            </text:list>
          </table:table-cell>
        </table:table-row>
        <table:table-row>
          <table:table-cell table:style-name="Table4.A2" office:value-type="string">
            <text:p text:style-name="P31">Wind Shield</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95327783568554" text:continue-numbering="true" text:style-name="WWNum29">
              <text:list-item>
                <text:p text:style-name="P110">Create a zone with radius 2</text:p>
              </text:list-item>
              <text:list-item>
                <text:p text:style-name="P110">Missile fire through the zone is -2</text:p>
              </text:list-item>
            </text:list>
          </table:table-cell>
          <table:table-cell table:style-name="Table4.F2" office:value-type="string">
            <text:list xml:id="list95326247488787" text:continue-numbering="true" text:style-name="WWNum29">
              <text:list-item>
                <text:p text:style-name="P114">Penalty +1 / x2 / +3 DL</text:p>
              </text:list-item>
              <text:list-item>
                <text:p text:style-name="P109">Radius +1 / x1 / +2 DL</text:p>
              </text:list-item>
            </text:list>
          </table:table-cell>
        </table:table-row>
      </table:table>
      <text:p text:style-name="P65"/>
      <text:p text:style-name="P65"/>
      <text:p text:style-name="P6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table:number-columns-spanned="6" office:value-type="string">
            <text:p text:style-name="P7">Ofis – Sprit of the Snake</text:p>
          </table:table-cell>
          <table:covered-table-cell/>
          <table:covered-table-cell/>
          <table:covered-table-cell/>
          <table:covered-table-cell/>
          <table:covered-table-cell/>
        </table:table-row>
        <table:table-row table:style-name="Table5.2">
          <table:table-cell table:style-name="Table5.A2" office:value-type="string">
            <text:p text:style-name="P16">Spell</text:p>
          </table:table-cell>
          <table:table-cell table:style-name="Table5.A2" office:value-type="string">
            <text:p text:style-name="P10">CT</text:p>
          </table:table-cell>
          <table:table-cell table:style-name="Table5.A2" office:value-type="string">
            <text:p text:style-name="P16">DL</text:p>
          </table:table-cell>
          <table:table-cell table:style-name="Table5.A2" office:value-type="string">
            <text:p text:style-name="P10">DR</text:p>
          </table:table-cell>
          <table:table-cell table:style-name="Table5.A2" office:value-type="string">
            <text:p text:style-name="P16">Effects</text:p>
          </table:table-cell>
          <table:table-cell table:style-name="Table5.F2" office:value-type="string">
            <text:p text:style-name="P13">Enhancements</text:p>
          </table:table-cell>
        </table:table-row>
        <table:table-row>
          <table:table-cell table:style-name="Table5.F2" table:number-columns-spanned="6" office:value-type="string">
            <text:p text:style-name="P42">Tier 1</text:p>
          </table:table-cell>
          <table:covered-table-cell/>
          <table:covered-table-cell/>
          <table:covered-table-cell/>
          <table:covered-table-cell/>
          <table:covered-table-cell/>
        </table:table-row>
        <table:table-row>
          <table:table-cell table:style-name="Table5.A2" office:value-type="string">
            <text:p text:style-name="P35">Forked Tongue</text:p>
          </table:table-cell>
          <table:table-cell table:style-name="Table5.A2" office:value-type="string">
            <text:p text:style-name="P35">VS</text:p>
          </table:table-cell>
          <table:table-cell table:style-name="Table5.C4" office:value-type="float" office:value="10">
            <text:p text:style-name="P35">10</text:p>
          </table:table-cell>
          <table:table-cell table:style-name="Table5.A2" office:value-type="string">
            <text:p text:style-name="P19">1<text:span text:style-name="T21">0 M</text:span></text:p>
          </table:table-cell>
          <table:table-cell table:style-name="Table5.A2" office:value-type="string">
            <text:list xml:id="list95327809580840" text:continue-numbering="true" text:style-name="WWNum29">
              <text:list-item>
                <text:p text:style-name="P118">You gain a +2 to all persuasion and acting checks <text:span text:style-name="T24">(or skill 12)</text:span></text:p>
              </text:list-item>
            </text:list>
          </table:table-cell>
          <table:table-cell table:style-name="Table5.F2" office:value-type="string">
            <text:list xml:id="list95326206181127" text:continue-numbering="true" text:style-name="WWNum29">
              <text:list-item>
                <text:p text:style-name="P116">Bonus +1 / x2 / +4 DL</text:p>
              </text:list-item>
              <text:list-item>
                <text:p text:style-name="P113">Duration x5 / x2 / +2 DL</text:p>
              </text:list-item>
            </text:list>
          </table:table-cell>
        </table:table-row>
        <table:table-row>
          <table:table-cell table:style-name="Table5.A2" office:value-type="string">
            <text:p text:style-name="P35">Lunge</text:p>
          </table:table-cell>
          <table:table-cell table:style-name="Table5.A2" office:value-type="string">
            <text:p text:style-name="P35">C</text:p>
          </table:table-cell>
          <table:table-cell table:style-name="Table5.C4" office:value-type="float" office:value="10">
            <text:p text:style-name="P35">10</text:p>
          </table:table-cell>
          <table:table-cell table:style-name="Table5.A2" office:value-type="string">
            <text:p text:style-name="P35">10 R</text:p>
          </table:table-cell>
          <table:table-cell table:style-name="Table5.A2" office:value-type="string">
            <text:list xml:id="list95327616841393" text:continue-numbering="true" text:style-name="WWNum29">
              <text:list-item>
                <text:p text:style-name="P118">You gain +2 initiative rolls/score</text:p>
              </text:list-item>
              <text:list-item>
                <text:p text:style-name="P118">You gain +1 move</text:p>
              </text:list-item>
              <text:list-item>
                <text:p text:style-name="P118">Your attacks have reach 2</text:p>
              </text:list-item>
            </text:list>
          </table:table-cell>
          <table:table-cell table:style-name="Table5.F2" office:value-type="string">
            <text:list xml:id="list95326992337727" text:continue-numbering="true" text:style-name="WWNum29">
              <text:list-item>
                <text:p text:style-name="P118">Move +1 / x2 / +<text:span text:style-name="T22">3 DL</text:span></text:p>
              </text:list-item>
              <text:list-item>
                <text:p text:style-name="P119">Reach +1 / x1 / +3 DL</text:p>
              </text:list-item>
            </text:list>
          </table:table-cell>
        </table:table-row>
        <table:table-row>
          <table:table-cell table:style-name="Table5.A2" office:value-type="string">
            <text:p text:style-name="P36">Serpent Tongue</text:p>
          </table:table-cell>
          <table:table-cell table:style-name="Table5.A2" office:value-type="string">
            <text:p text:style-name="P36">S</text:p>
          </table:table-cell>
          <table:table-cell table:style-name="Table5.C4" office:value-type="float" office:value="10">
            <text:p text:style-name="P36">10</text:p>
          </table:table-cell>
          <table:table-cell table:style-name="Table5.A2" office:value-type="string">
            <text:p text:style-name="P36">3 H</text:p>
          </table:table-cell>
          <table:table-cell table:style-name="Table5.A2" office:value-type="string">
            <text:list xml:id="list95327116869715" text:continue-numbering="true" text:style-name="WWNum29">
              <text:list-item>
                <text:p text:style-name="P119">You speak the language of ophidians and if they are beasts, they are at least neutral to you at first</text:p>
              </text:list-item>
            </text:list>
          </table:table-cell>
          <table:table-cell table:style-name="Table5.F2" office:value-type="string">
            <text:list xml:id="list95326362299002" text:continue-numbering="true" text:style-name="WWNum29">
              <text:list-header>
                <text:p text:style-name="P134">None</text:p>
              </text:list-header>
            </text:list>
          </table:table-cell>
        </table:table-row>
        <table:table-row>
          <table:table-cell table:style-name="Table5.A2" office:value-type="string">
            <text:p text:style-name="P36">Slither</text:p>
          </table:table-cell>
          <table:table-cell table:style-name="Table5.A2" office:value-type="string">
            <text:p text:style-name="P36">C</text:p>
          </table:table-cell>
          <table:table-cell table:style-name="Table5.C4" office:value-type="float" office:value="10">
            <text:p text:style-name="P36">10</text:p>
          </table:table-cell>
          <table:table-cell table:style-name="Table5.A2" office:value-type="string">
            <text:p text:style-name="P36">10 M</text:p>
          </table:table-cell>
          <table:table-cell table:style-name="Table5.A2" office:value-type="string">
            <text:list xml:id="list95326423018672" text:continue-numbering="true" text:style-name="WWNum29">
              <text:list-item>
                <text:p text:style-name="P119">You can move full speed while prone</text:p>
              </text:list-item>
              <text:list-item>
                <text:p text:style-name="P119"><text:soft-page-break/>You gain +2 to sneak checks while prone (or sneak 12)</text:p>
              </text:list-item>
              <text:list-item>
                <text:p text:style-name="P119">You can make full moves while being stealthy</text:p>
              </text:list-item>
            </text:list>
          </table:table-cell>
          <table:table-cell table:style-name="Table5.F2" office:value-type="string">
            <text:list xml:id="list95326206204269" text:continue-numbering="true" text:style-name="WWNum29">
              <text:list-item>
                <text:p text:style-name="P119">AV +1 / x1 / +4 DL</text:p>
              </text:list-item>
              <text:list-item>
                <text:p text:style-name="P119">Bonus +1 / x2 / +4 DL</text:p>
              </text:list-item>
            </text:list>
          </table:table-cell>
        </table:table-row>
        <table:table-row>
          <table:table-cell table:style-name="Table5.A2" office:value-type="string">
            <text:p text:style-name="P36">Strike</text:p>
          </table:table-cell>
          <table:table-cell table:style-name="Table5.A2" office:value-type="string">
            <text:p text:style-name="P36">C</text:p>
          </table:table-cell>
          <table:table-cell table:style-name="Table5.C4" office:value-type="float" office:value="10">
            <text:p text:style-name="P36">10</text:p>
          </table:table-cell>
          <table:table-cell table:style-name="Table5.A2" office:value-type="string">
            <text:p text:style-name="P36">10 M</text:p>
          </table:table-cell>
          <table:table-cell table:style-name="Table5.A2" office:value-type="string">
            <text:list xml:id="list95327954081928" text:continue-numbering="true" text:style-name="WWNum29">
              <text:list-item>
                <text:p text:style-name="P119">You grow fangs and can bite as a melee attack</text:p>
              </text:list-item>
              <text:list-item>
                <text:p text:style-name="P119">Your fangs do 1d4 + MUS or SKL</text:p>
              </text:list-item>
              <text:list-item>
                <text:p text:style-name="P119">If you hit by 3 or more, you can choose to strike either the head, or a limb of your choosing</text:p>
              </text:list-item>
            </text:list>
          </table:table-cell>
          <table:table-cell table:style-name="Table5.F2" office:value-type="string">
            <text:list xml:id="list95326275444109" text:continue-numbering="true" text:style-name="WWNum29">
              <text:list-item>
                <text:p text:style-name="P120">Add save or additional dmg (1d4) / x1 / +4 DL</text:p>
              </text:list-item>
              <text:list-item>
                <text:p text:style-name="P119">Add <text:span text:style-name="T23">s</text:span>ave or be Sickened / x1 / +4 DL</text:p>
              </text:list-item>
              <text:list-item>
                <text:p text:style-name="P119">Increase Dmg Dice / x3 / +3 DL</text:p>
                <text:list>
                  <text:list-item>
                    <text:list>
                      <text:list-header>
                        <text:p text:style-name="P135"/>
                      </text:list-header>
                    </text:list>
                  </text:list-item>
                </text:list>
              </text:list-item>
            </text:list>
          </table:table-cell>
        </table:table-row>
        <table:table-row>
          <table:table-cell table:style-name="Table5.A2" office:value-type="string">
            <text:p text:style-name="P37">Unhinge</text:p>
          </table:table-cell>
          <table:table-cell table:style-name="Table5.A2" office:value-type="string">
            <text:p text:style-name="P37">VS</text:p>
          </table:table-cell>
          <table:table-cell table:style-name="Table5.C4" office:value-type="float" office:value="10">
            <text:p text:style-name="P37">10</text:p>
          </table:table-cell>
          <table:table-cell table:style-name="Table5.A2" office:value-type="string">
            <text:p text:style-name="P37">1-3 D</text:p>
          </table:table-cell>
          <table:table-cell table:style-name="Table5.A2" office:value-type="string">
            <text:list xml:id="list95327626629713" text:continue-numbering="true" text:style-name="WWNum29">
              <text:list-item>
                <text:p text:style-name="P120">You unhinge your jaw and can consume something that would otherwise be too large to fit into your mouth/digestive tract</text:p>
              </text:list-item>
              <text:list-item>
                <text:p text:style-name="P120">If indigestible, the object will pass unharmed in 1d3 days</text:p>
              </text:list-item>
              <text:list-item>
                <text:p text:style-name="P120">Otherwise you can choose to digest or pass the object</text:p>
              </text:list-item>
              <text:list-item>
                <text:p text:style-name="P120">While you have a large object consumed, you get a -2 to Skl, Ref and Wit</text:p>
              </text:list-item>
            </text:list>
          </table:table-cell>
          <table:table-cell table:style-name="Table5.F2" office:value-type="string">
            <text:list xml:id="list95326327303790" text:continue-numbering="true" text:style-name="WWNum29">
              <text:list-item>
                <text:p text:style-name="P120">No penalty / x1 / +4 DL</text:p>
              </text:list-item>
            </text:list>
          </table:table-cell>
        </table:table-row>
        <table:table-row>
          <table:table-cell table:style-name="Table5.F2" table:number-columns-spanned="6" office:value-type="string">
            <text:p text:style-name="P17">Tier 2</text:p>
          </table:table-cell>
          <table:covered-table-cell/>
          <table:covered-table-cell/>
          <table:covered-table-cell/>
          <table:covered-table-cell/>
          <table:covered-table-cell/>
        </table:table-row>
        <table:table-row>
          <table:table-cell table:style-name="Table5.A2" office:value-type="string">
            <text:p text:style-name="P39">Coil</text:p>
          </table:table-cell>
          <table:table-cell table:style-name="Table5.A2" office:value-type="string">
            <text:p text:style-name="P39">C</text:p>
          </table:table-cell>
          <table:table-cell table:style-name="Table5.C4" office:value-type="float" office:value="14">
            <text:p text:style-name="P39">14</text:p>
          </table:table-cell>
          <table:table-cell table:style-name="Table5.A2" office:value-type="string">
            <text:p text:style-name="P39">3 R</text:p>
          </table:table-cell>
          <table:table-cell table:style-name="Table5.A2" office:value-type="string">
            <text:list xml:id="list95326156892589" text:continue-numbering="true" text:style-name="WWNum29">
              <text:list-item>
                <text:p text:style-name="P121">Your <text:span text:style-name="T1">touch</text:span><text:span text:style-name="T5"> <text:s/>calls a serpent to coil around your opponent </text:span><text:span text:style-name="T6">immobilizing him and binding his arms</text:span></text:p>
              </text:list-item>
              <text:list-item>
                <text:p text:style-name="P132">mus(14) or ref(14) to negate</text:p>
              </text:list-item>
              <text:list-item>
                <text:p text:style-name="P132">Victim can save each round</text:p>
              </text:list-item>
              <text:list-item>
                <text:p text:style-name="P133">If the victim is attacked, the snake provides +4 AV and the victim is freed</text:p>
              </text:list-item>
              <text:list-item>
                <text:p text:style-name="P133">If the mage remains touching the victim, he can command the snake to constrict, doing 1d8 penetrating damage each round</text:p>
              </text:list-item>
            </text:list>
          </table:table-cell>
          <table:table-cell table:style-name="Table5.F2" office:value-type="string">
            <text:list xml:id="list95326098377659" text:continue-numbering="true" text:style-name="WWNum29">
              <text:list-item>
                <text:p text:style-name="P79">Accuracy +2 / <text:span text:style-name="T8">x2 / </text:span>+<text:span text:style-name="T7">2</text:span> DL</text:p>
              </text:list-item>
              <text:list-item>
                <text:p text:style-name="P87">Increase Dmg Dice / x<text:span text:style-name="T25">2</text:span> / +3 DL</text:p>
              </text:list-item>
              <text:list-item>
                <text:p text:style-name="P122">Morph – the snake does only 1d6 penetrating damage, but the power now heals the caster for a like amount / x1 / +0 DL</text:p>
              </text:list-item>
              <text:list-item>
                <text:p text:style-name="P123">Option – the snake can now do damage without the mage maintaining contact / x1 / +3 DL</text:p>
              </text:list-item>
              <text:list-item>
                <text:p text:style-name="P87">Save DL +2 / x3 / +2 DL</text:p>
              </text:list-item>
            </text:list>
          </table:table-cell>
        </table:table-row>
        <table:table-row>
          <table:table-cell table:style-name="Table5.A2" office:value-type="string">
            <text:p text:style-name="P40">Envenom</text:p>
          </table:table-cell>
          <table:table-cell table:style-name="Table5.A2" office:value-type="string">
            <text:p text:style-name="P40">VS</text:p>
          </table:table-cell>
          <table:table-cell table:style-name="Table5.C4" office:value-type="float" office:value="14">
            <text:p text:style-name="P40">14</text:p>
          </table:table-cell>
          <table:table-cell table:style-name="Table5.A2" office:value-type="string">
            <text:p text:style-name="P40">1 H</text:p>
          </table:table-cell>
          <table:table-cell table:style-name="Table5.A2" office:value-type="string">
            <text:list xml:id="list95326091242261" text:continue-numbering="true" text:style-name="WWNum29">
              <text:list-item>
                <text:p text:style-name="P124">You apply poison to a blade</text:p>
              </text:list-item>
              <text:list-item>
                <text:p text:style-name="P124">Poison does 1d<text:span text:style-name="T26">6 damage to a wound that draws blood</text:span></text:p>
              </text:list-item>
              <text:list-item>
                <text:p text:style-name="P125">Poison is Sticky(3)</text:p>
              </text:list-item>
              <text:list-item>
                <text:p text:style-name="P126">Expenditure(1)</text:p>
              </text:list-item>
            </text:list>
          </table:table-cell>
          <table:table-cell table:style-name="Table5.F2" office:value-type="string">
            <text:list xml:id="list95327240059571" text:continue-numbering="true" text:style-name="WWNum29">
              <text:list-item>
                <text:p text:style-name="P74">Damage +1 / x3 / +2 DL</text:p>
              </text:list-item>
              <text:list-item>
                <text:p text:style-name="P127">Option – weapon gains pierce(2) / x1 / +3 DL</text:p>
              </text:list-item>
              <text:list-item>
                <text:p text:style-name="P125">Sticky +1 / x3 / +2 DL</text:p>
              </text:list-item>
            </text:list>
          </table:table-cell>
        </table:table-row>
        <table:table-row>
          <table:table-cell table:style-name="Table5.A2" office:value-type="string">
            <text:p text:style-name="P38">Fang Turner</text:p>
          </table:table-cell>
          <table:table-cell table:style-name="Table5.A2" office:value-type="string">
            <text:p text:style-name="P38">C</text:p>
          </table:table-cell>
          <table:table-cell table:style-name="Table5.C4" office:value-type="float" office:value="14">
            <text:p text:style-name="P38">14</text:p>
          </table:table-cell>
          <table:table-cell table:style-name="Table5.A2" office:value-type="string">
            <text:p text:style-name="P38">10 R</text:p>
          </table:table-cell>
          <table:table-cell table:style-name="Table5.A2" office:value-type="string">
            <text:list xml:id="list95327313897616" text:continue-numbering="true" text:style-name="WWNum29">
              <text:list-item>
                <text:p text:style-name="P128">You gain +2 AV <text:span text:style-name="T29">against beasts and natural weaponry</text:span></text:p>
              </text:list-item>
              <text:list-item>
                <text:p text:style-name="P129">You gain +1 AV against weapons</text:p>
              </text:list-item>
              <text:list-item>
                <text:p text:style-name="P128">You gain Resist Poison(2)</text:p>
              </text:list-item>
            </text:list>
          </table:table-cell>
          <table:table-cell table:style-name="Table5.F2" office:value-type="string">
            <text:list xml:id="list95327603299305" text:continue-numbering="true" text:style-name="WWNum29">
              <text:list-item>
                <text:p text:style-name="P128">AV +1 / x2 / +4 DL</text:p>
              </text:list-item>
              <text:list-item>
                <text:p text:style-name="P75">Resist +1 / 2x / +4 DL</text:p>
              </text:list-item>
            </text:list>
          </table:table-cell>
        </table:table-row>
        <table:table-row>
          <table:table-cell table:style-name="Table5.A2" office:value-type="string">
            <text:p text:style-name="P41">Ophidian Arrow</text:p>
          </table:table-cell>
          <table:table-cell table:style-name="Table5.A2" office:value-type="string">
            <text:p text:style-name="P41">C</text:p>
          </table:table-cell>
          <table:table-cell table:style-name="Table5.C4" office:value-type="float" office:value="14">
            <text:p text:style-name="P41">14</text:p>
          </table:table-cell>
          <table:table-cell table:style-name="Table5.A2" office:value-type="string">
            <text:p text:style-name="P41">6 R</text:p>
          </table:table-cell>
          <table:table-cell table:style-name="Table5.A2" office:value-type="string">
            <text:list xml:id="list95327605681342" text:continue-numbering="true" text:style-name="WWNum29">
              <text:list-item>
                <text:p text:style-name="P125"><text:span text:style-name="T27">Your arrows are enchanted and each </text:span>become<text:span text:style-name="T27">s</text:span> a snake in flight</text:p>
              </text:list-item>
              <text:list-item>
                <text:p text:style-name="P125">Damage is rolled normally for that arrow, but if armor is penetrated, only a single point of damage is done</text:p>
              </text:list-item>
              <text:list-item>
                <text:p text:style-name="P125">The arrow then becomes a snake biting the victim for 1d4 penetrating damage/round</text:p>
              </text:list-item>
              <text:list-item>
                <text:p text:style-name="P123">Mutliple snakes on the same victim stack</text:p>
              </text:list-item>
              <text:list-item>
                <text:p text:style-name="P125">The victim can pull one snake off by taking an attack action and making a muscle (14) save</text:p>
              </text:list-item>
            </text:list>
          </table:table-cell>
          <table:table-cell table:style-name="Table5.F2" office:value-type="string">
            <text:list xml:id="list95327683596182" text:continue-numbering="true" text:style-name="WWNum29">
              <text:list-item>
                <text:p text:style-name="P80">Accuracy +2 / <text:span text:style-name="T8">x2 / </text:span>+<text:span text:style-name="T7">2</text:span> DL</text:p>
              </text:list-item>
              <text:list-item>
                <text:p text:style-name="P123">Morph – your chance to hit is based on combat: magic instead of bow skill / x1 / +0 DL</text:p>
              </text:list-item>
              <text:list-item>
                <text:p text:style-name="P88">Save DL +2 / x3 / +2 DL</text:p>
              </text:list-item>
            </text:list>
          </table:table-cell>
        </table:table-row>
        <table:table-row>
          <table:table-cell table:style-name="Table5.A2" office:value-type="string">
            <text:p text:style-name="P38">Sticks to Snakes</text:p>
          </table:table-cell>
          <table:table-cell table:style-name="Table5.A2" office:value-type="string">
            <text:p text:style-name="P38">C</text:p>
          </table:table-cell>
          <table:table-cell table:style-name="Table5.C4" office:value-type="float" office:value="14">
            <text:p text:style-name="P38">14</text:p>
          </table:table-cell>
          <table:table-cell table:style-name="Table5.A2" office:value-type="string">
            <text:p text:style-name="P38">10 R</text:p>
          </table:table-cell>
          <table:table-cell table:style-name="Table5.A2" office:value-type="string">
            <text:list xml:id="list95326729066041" text:continue-numbering="true" text:style-name="WWNum29">
              <text:list-item>
                <text:p text:style-name="P128">2d4+2 sticks (clubs, arrows, spears, staves) within 5 hexes of the target space are turned to snakes</text:p>
              </text:list-item>
              <text:list-item>
                <text:p text:style-name="P128"><text:soft-page-break/>Can target up to 20 hexes away</text:p>
              </text:list-item>
              <text:list-item>
                <text:p text:style-name="P128">If the stick is being held, the wielder gets a save pow(14) to negate</text:p>
              </text:list-item>
            </text:list>
          </table:table-cell>
          <table:table-cell table:style-name="Table5.F2" office:value-type="string">
            <text:list xml:id="list95327439776303" text:continue-numbering="true" text:style-name="WWNum29">
              <text:list-item>
                <text:p text:style-name="P128">Add 1d4<text:span text:style-name="T30">+1</text:span> sticks / x4 / +3 DL</text:p>
              </text:list-item>
              <text:list-item>
                <text:p text:style-name="P128">Option – if the object is being <text:span text:style-name="T25">carried</text:span>, the snakes make one <text:soft-page-break/>attack on each victim before leaving. Attack does 1d6 penetrating damage / x1 / +<text:span text:style-name="T25">2</text:span> DL</text:p>
              </text:list-item>
              <text:list-item>
                <text:p text:style-name="P95">Range x2 / x2 / +4 DL</text:p>
              </text:list-item>
              <text:list-item>
                <text:p text:style-name="P89">Save DL +2 / x3 / +2 DL</text:p>
              </text:list-item>
            </text:list>
          </table:table-cell>
        </table:table-row>
        <table:table-row>
          <table:table-cell table:style-name="Table5.A2" office:value-type="string">
            <text:p text:style-name="P67">Transform</text:p>
          </table:table-cell>
          <table:table-cell table:style-name="Table5.A2" office:value-type="string">
            <text:p text:style-name="P67">C</text:p>
          </table:table-cell>
          <table:table-cell table:style-name="Table5.C4" office:value-type="float" office:value="14">
            <text:p text:style-name="P67">14</text:p>
          </table:table-cell>
          <table:table-cell table:style-name="Table5.A2" office:value-type="string">
            <text:p text:style-name="P67">1 H</text:p>
          </table:table-cell>
          <table:table-cell table:style-name="Table5.A2" office:value-type="string">
            <text:list xml:id="list95326948329824" text:continue-numbering="true" text:style-name="WWNum29">
              <text:list-item>
                <text:p text:style-name="P130">You transform into a small, harmless snake</text:p>
              </text:list-item>
            </text:list>
          </table:table-cell>
          <table:table-cell table:style-name="Table5.F2" office:value-type="string">
            <text:list xml:id="list95327334079993" text:continue-numbering="true" text:style-name="WWNum29">
              <text:list-item>
                <text:p text:style-name="P128">???</text:p>
              </text:list-item>
            </text:list>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M51S</meta:editing-duration>
    <meta:editing-cycles>28</meta:editing-cycles>
    <meta:generator>LibreOffice/5.4.2.2$Windows_X86_64 LibreOffice_project/22b09f6418e8c2d508a9eaf86b2399209b0990f4</meta:generator>
    <dc:date>2018-10-26T09:53:25.143000000</dc:date>
    <meta:document-statistic meta:table-count="6" meta:image-count="0" meta:object-count="0" meta:page-count="8" meta:paragraph-count="554" meta:word-count="3496" meta:character-count="15175" meta:non-whitespace-character-count="12470"/>
    <meta:user-defined meta:name="Info 1"/>
    <meta:user-defined meta:name="Info 2"/>
    <meta:user-defined meta:name="Info 3"/>
    <meta:user-defined meta:name="Info 4"/>
  </office:meta>
</office:document-meta>
</file>